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cf1dd" officeooo:paragraph-rsid="002cf1dd"/>
    </style:style>
    <style:style style:name="P2" style:family="paragraph" style:parent-style-name="Standard">
      <style:text-properties officeooo:rsid="002e34af" officeooo:paragraph-rsid="002e34af"/>
    </style:style>
    <style:style style:name="P3" style:family="paragraph" style:parent-style-name="Standard">
      <style:text-properties officeooo:rsid="002e34af" officeooo:paragraph-rsid="002f88a5"/>
    </style:style>
    <style:style style:name="P4" style:family="paragraph" style:parent-style-name="Standard">
      <style:text-properties officeooo:rsid="002f88a5" officeooo:paragraph-rsid="002f88a5"/>
    </style:style>
    <style:style style:name="P5" style:family="paragraph" style:parent-style-name="Standard">
      <style:text-properties officeooo:rsid="0030be9c" officeooo:paragraph-rsid="0030be9c"/>
    </style:style>
    <style:style style:name="P6" style:family="paragraph" style:parent-style-name="Standard">
      <style:text-properties officeooo:rsid="00311104" officeooo:paragraph-rsid="00311104"/>
    </style:style>
    <style:style style:name="P7" style:family="paragraph" style:parent-style-name="Standard">
      <style:text-properties officeooo:paragraph-rsid="001ba685"/>
    </style:style>
    <style:style style:name="P8" style:family="paragraph" style:parent-style-name="Standard">
      <style:text-properties officeooo:paragraph-rsid="001e443c"/>
    </style:style>
    <style:style style:name="P9" style:family="paragraph" style:parent-style-name="Standard">
      <style:text-properties officeooo:rsid="003262d3" officeooo:paragraph-rsid="003262d3"/>
    </style:style>
    <style:style style:name="P10" style:family="paragraph" style:parent-style-name="Standard">
      <style:text-properties officeooo:rsid="0021c1f3" officeooo:paragraph-rsid="0021c1f3"/>
    </style:style>
    <style:style style:name="P11" style:family="paragraph" style:parent-style-name="Standard">
      <style:text-properties officeooo:rsid="0020d864" officeooo:paragraph-rsid="0020d864"/>
    </style:style>
    <style:style style:name="P12" style:family="paragraph" style:parent-style-name="Standard">
      <style:text-properties officeooo:rsid="0029ff7c" officeooo:paragraph-rsid="0029ff7c"/>
    </style:style>
    <style:style style:name="P13" style:family="paragraph" style:parent-style-name="Standard">
      <style:text-properties officeooo:rsid="0029fb63" officeooo:paragraph-rsid="0029fb63"/>
    </style:style>
    <style:style style:name="P14" style:family="paragraph" style:parent-style-name="Standard">
      <style:text-properties officeooo:rsid="0028a1c6" officeooo:paragraph-rsid="0028a1c6"/>
    </style:style>
    <style:style style:name="P15" style:family="paragraph" style:parent-style-name="Standard">
      <style:text-properties officeooo:rsid="001f270f" officeooo:paragraph-rsid="001f270f"/>
    </style:style>
    <style:style style:name="P16" style:family="paragraph" style:parent-style-name="Standard">
      <style:text-properties officeooo:rsid="00273f10" officeooo:paragraph-rsid="00273f10"/>
    </style:style>
    <style:style style:name="P17" style:family="paragraph" style:parent-style-name="Standard">
      <style:text-properties officeooo:rsid="002bb2df" officeooo:paragraph-rsid="002bb2df"/>
    </style:style>
    <style:style style:name="P18" style:family="paragraph" style:parent-style-name="Standard">
      <style:text-properties officeooo:rsid="0019c4b0" officeooo:paragraph-rsid="001e443c"/>
    </style:style>
    <style:style style:name="P19" style:family="paragraph" style:parent-style-name="Standard">
      <style:text-properties officeooo:rsid="0019c4b0" officeooo:paragraph-rsid="001ba685"/>
    </style:style>
    <style:style style:name="P20" style:family="paragraph" style:parent-style-name="Standard">
      <style:text-properties officeooo:rsid="0019c4b0" officeooo:paragraph-rsid="0019c4b0"/>
    </style:style>
    <style:style style:name="P21" style:family="paragraph" style:parent-style-name="Standard">
      <style:text-properties officeooo:rsid="001e443c" officeooo:paragraph-rsid="001e443c"/>
    </style:style>
    <style:style style:name="P22" style:family="paragraph" style:parent-style-name="Standard">
      <style:text-properties officeooo:rsid="001c8731" officeooo:paragraph-rsid="001c8731"/>
    </style:style>
    <style:style style:name="P23" style:family="paragraph" style:parent-style-name="Standard">
      <style:text-properties officeooo:rsid="0025b8e0" officeooo:paragraph-rsid="0025b8e0"/>
    </style:style>
    <style:style style:name="P24" style:family="paragraph" style:parent-style-name="Standard">
      <style:text-properties officeooo:rsid="0024eb1e" officeooo:paragraph-rsid="0024eb1e"/>
    </style:style>
    <style:style style:name="P25" style:family="paragraph" style:parent-style-name="Standard">
      <style:text-properties officeooo:rsid="0019c4b0" officeooo:paragraph-rsid="0019c4b0" fo:background-color="#ffff00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ba685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73f10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f270f" officeooo:paragraph-rsid="001f270f"/>
    </style:style>
    <style:style style:name="P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f270f" officeooo:paragraph-rsid="00273f10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c4b0" officeooo:paragraph-rsid="001e443c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c4b0" officeooo:paragraph-rsid="001ba685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c4b0" officeooo:paragraph-rsid="0019c4b0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9c4b0" officeooo:paragraph-rsid="0019c4b0"/>
    </style:style>
    <style:style style:name="T1" style:family="text">
      <style:text-properties officeooo:rsid="001f270f"/>
    </style:style>
    <style:style style:name="T2" style:family="text">
      <style:text-properties officeooo:rsid="00311104"/>
    </style:style>
    <style:style style:name="T3" style:family="text">
      <style:text-properties officeooo:rsid="001e443c"/>
    </style:style>
    <style:style style:name="T4" style:family="text">
      <style:text-properties officeooo:rsid="0019c4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m nada</text:p>
      <text:p text:style-name="Subtitle"/>
      <text:p text:style-name="Subtitle">N = 8</text:p>
      <text:p text:style-name="P20">_________________________________________________________________________________</text:p>
      <text:p text:style-name="P20">Time: 0.02s</text:p>
      <text:p text:style-name="P20"/>
      <text:p text:style-name="P20">Resumptions: 27599</text:p>
      <text:p text:style-name="P20">Entailments: 9203</text:p>
      <text:p text:style-name="P20">Prunings: 21564</text:p>
      <text:p text:style-name="P20">Backtracks: 187</text:p>
      <text:p text:style-name="P20">Constraints created: 634</text:p>
      <text:p text:style-name="P20"/>
      <text:p text:style-name="P20">Time: 0.0s</text:p>
      <text:p text:style-name="P20"/>
      <text:p text:style-name="P20">Resumptions: 5566</text:p>
      <text:p text:style-name="P20">Entailments: 715</text:p>
      <text:p text:style-name="P20">Prunings: 3827</text:p>
      <text:p text:style-name="P20">Backtracks: 4</text:p>
      <text:p text:style-name="P20">Constraints created: 624</text:p>
      <text:p text:style-name="P20"/>
      <text:p text:style-name="P20">__________________________________________________________________________________</text:p>
      <text:p text:style-name="P20">Time: 0.02s</text:p>
      <text:p text:style-name="P20"/>
      <text:p text:style-name="P20">Resumptions: 27602</text:p>
      <text:p text:style-name="P20">Entailments: 9203</text:p>
      <text:p text:style-name="P20">Prunings: 21565</text:p>
      <text:p text:style-name="P20">Backtracks: 187</text:p>
      <text:p text:style-name="P20">Constraints created: 634</text:p>
      <text:p text:style-name="P20"/>
      <text:p text:style-name="P20"/>
      <text:p text:style-name="P20">Time: 0.01s</text:p>
      <text:p text:style-name="P20"/>
      <text:p text:style-name="P20">Resumptions: 6489</text:p>
      <text:p text:style-name="P20">Entailments: 907</text:p>
      <text:p text:style-name="P20">Prunings: 4520</text:p>
      <text:p text:style-name="P20">Backtracks: 10</text:p>
      <text:p text:style-name="P20">Constraints created: 624</text:p>
      <text:p text:style-name="P20"/>
      <text:p text:style-name="P20">______________________________________________________________________________</text:p>
      <text:p text:style-name="P20">Time: 0.02s</text:p>
      <text:p text:style-name="P20"/>
      <text:p text:style-name="P20">Resumptions: 27598</text:p>
      <text:p text:style-name="P20">Entailments: 9203</text:p>
      <text:p text:style-name="P20">Prunings: 21563</text:p>
      <text:p text:style-name="P20"><text:soft-page-break/>Backtracks: 187</text:p>
      <text:p text:style-name="P20">Constraints created: 634</text:p>
      <text:p text:style-name="P20"/>
      <text:p text:style-name="P20">Time: 0.0s</text:p>
      <text:p text:style-name="P20"/>
      <text:p text:style-name="P20">Resumptions: 6367</text:p>
      <text:p text:style-name="P20">Entailments: 915</text:p>
      <text:p text:style-name="P20">Prunings: 4413</text:p>
      <text:p text:style-name="P20">Backtracks: 7</text:p>
      <text:p text:style-name="P20">Constraints created: 624</text:p>
      <text:p text:style-name="P33"/>
      <text:p text:style-name="P20"/>
      <text:p text:style-name="P20">Time: 0.02s</text:p>
      <text:p text:style-name="P20"/>
      <text:p text:style-name="P20">Resumptions: 27599</text:p>
      <text:p text:style-name="P20">Entailments: 9203</text:p>
      <text:p text:style-name="P20">Prunings: 21563</text:p>
      <text:p text:style-name="P20">Backtracks: 187</text:p>
      <text:p text:style-name="P20">Constraints created: 634</text:p>
      <text:p text:style-name="P20"/>
      <text:p text:style-name="P20">Time: 0.0s</text:p>
      <text:p text:style-name="P20"/>
      <text:p text:style-name="P20">Resumptions: 5983</text:p>
      <text:p text:style-name="P20">Entailments: 808</text:p>
      <text:p text:style-name="P20">Prunings: 4148</text:p>
      <text:p text:style-name="P20">Backtracks: 7</text:p>
      <text:p text:style-name="P20">Constraints created: 624</text:p>
      <text:p text:style-name="P20"/>
      <text:p text:style-name="P33"/>
      <text:p text:style-name="P20"/>
      <text:p text:style-name="Subtitle">N = 15</text:p>
      <text:p text:style-name="P20"/>
      <text:p text:style-name="P33"/>
      <text:p text:style-name="P20"/>
      <text:p text:style-name="P20">Time: 0.11s</text:p>
      <text:p text:style-name="P20"/>
      <text:p text:style-name="P20">Resumptions: 236018</text:p>
      <text:p text:style-name="P20">Entailments: 58989</text:p>
      <text:p text:style-name="P20">Prunings: 168460</text:p>
      <text:p text:style-name="P20">Backtracks: 893</text:p>
      <text:p text:style-name="P20">Constraints created: 2237</text:p>
      <text:p text:style-name="P20"/>
      <text:p text:style-name="P20">Time: 0.03s</text:p>
      <text:p text:style-name="P20"/>
      <text:p text:style-name="P20">Resumptions: 31125</text:p>
      <text:p text:style-name="P20">Entailments: 2625</text:p>
      <text:p text:style-name="P20">Prunings: 19492</text:p>
      <text:p text:style-name="P20"><text:soft-page-break/>Backtracks: 12</text:p>
      <text:p text:style-name="P20">Constraints created: 2220</text:p>
      <text:p text:style-name="P20"/>
      <text:p text:style-name="P33"/>
      <text:p text:style-name="P20">Time: 0.11s</text:p>
      <text:p text:style-name="P20"/>
      <text:p text:style-name="P20">Resumptions: 236012</text:p>
      <text:p text:style-name="P20">Entailments: 58989</text:p>
      <text:p text:style-name="P20">Prunings: 168457</text:p>
      <text:p text:style-name="P20">Backtracks: 893</text:p>
      <text:p text:style-name="P20">Constraints created: 2237</text:p>
      <text:p text:style-name="P20"/>
      <text:p text:style-name="P20">Time: 0.03s</text:p>
      <text:p text:style-name="P20"/>
      <text:p text:style-name="P20">Resumptions: 38836</text:p>
      <text:p text:style-name="P20">Entailments: 4632</text:p>
      <text:p text:style-name="P20">Prunings: 25049</text:p>
      <text:p text:style-name="P20">Backtracks: 41</text:p>
      <text:p text:style-name="P20">Constraints created: 2220</text:p>
      <text:p text:style-name="P20"/>
      <text:p text:style-name="P33"/>
      <text:p text:style-name="P20"/>
      <text:p text:style-name="P20">Time: 0.11s</text:p>
      <text:p text:style-name="P20"/>
      <text:p text:style-name="P20">Resumptions: 236011</text:p>
      <text:p text:style-name="P20">Entailments: 58989</text:p>
      <text:p text:style-name="P20">Prunings: 168458</text:p>
      <text:p text:style-name="P20">Backtracks: 893</text:p>
      <text:p text:style-name="P20">Constraints created: 2237</text:p>
      <text:p text:style-name="P20"/>
      <text:p text:style-name="P20">Time: 0.03s</text:p>
      <text:p text:style-name="P20"/>
      <text:p text:style-name="P20">Resumptions: 37837</text:p>
      <text:p text:style-name="P20">Entailments: 4463</text:p>
      <text:p text:style-name="P20">Prunings: 24369</text:p>
      <text:p text:style-name="P20">Backtracks: 36</text:p>
      <text:p text:style-name="P20">Constraints created: 2220</text:p>
      <text:p text:style-name="P20"/>
      <text:p text:style-name="P33"/>
      <text:p text:style-name="P20">Time: 0.11s</text:p>
      <text:p text:style-name="P20"/>
      <text:p text:style-name="P20">Resumptions: 236013</text:p>
      <text:p text:style-name="P20">Entailments: 58989</text:p>
      <text:p text:style-name="P20">Prunings: 168460</text:p>
      <text:p text:style-name="P20">Backtracks: 893</text:p>
      <text:p text:style-name="P20">Constraints created: 2237</text:p>
      <text:p text:style-name="P20"/>
      <text:p text:style-name="P20">Time: 0.03s</text:p>
      <text:p text:style-name="P20"><text:soft-page-break/></text:p>
      <text:p text:style-name="P20">Resumptions: 34825</text:p>
      <text:p text:style-name="P20">Entailments: 3567</text:p>
      <text:p text:style-name="P20">Prunings: 22160</text:p>
      <text:p text:style-name="P20">Backtracks: 32</text:p>
      <text:p text:style-name="P20">Constraints created: 2220</text:p>
      <text:p text:style-name="P20"/>
      <text:p text:style-name="P33"/>
      <text:p text:style-name="P20">Time: 0.11s</text:p>
      <text:p text:style-name="P20"/>
      <text:p text:style-name="P20">Resumptions: 236013</text:p>
      <text:p text:style-name="P20">Entailments: 58989</text:p>
      <text:p text:style-name="P20">Prunings: 168461</text:p>
      <text:p text:style-name="P20">Backtracks: 893</text:p>
      <text:p text:style-name="P20">Constraints created: 2237</text:p>
      <text:p text:style-name="P20"/>
      <text:p text:style-name="P20">Time: 0.03s</text:p>
      <text:p text:style-name="P20"/>
      <text:p text:style-name="P20">Resumptions: 38465</text:p>
      <text:p text:style-name="P20">Entailments: 4655</text:p>
      <text:p text:style-name="P20">Prunings: 24825</text:p>
      <text:p text:style-name="P20">Backtracks: 51</text:p>
      <text:p text:style-name="P20">Constraints created: 2220</text:p>
      <text:p text:style-name="P20"/>
      <text:p text:style-name="P33"/>
      <text:p text:style-name="P20"/>
      <text:p text:style-name="Subtitle">N = 20</text:p>
      <text:p text:style-name="P20"/>
      <text:p text:style-name="P20"/>
      <text:p text:style-name="P20">Time: 0.08s</text:p>
      <text:p text:style-name="P20"/>
      <text:p text:style-name="P20">Resumptions: 121506</text:p>
      <text:p text:style-name="P20">Entailments: 18623</text:p>
      <text:p text:style-name="P20">Prunings: 79353</text:p>
      <text:p text:style-name="P20">Backtracks: 235</text:p>
      <text:p text:style-name="P20">Constraints created: 3982</text:p>
      <text:p text:style-name="P20"/>
      <text:p text:style-name="P20">Time: 0.06s</text:p>
      <text:p text:style-name="P20"/>
      <text:p text:style-name="P20">Resumptions: 74805</text:p>
      <text:p text:style-name="P20">Entailments: 6143</text:p>
      <text:p text:style-name="P20">Prunings: 45734</text:p>
      <text:p text:style-name="P20">Backtracks: 35</text:p>
      <text:p text:style-name="P20">Constraints created: 3960</text:p>
      <text:p text:style-name="P33"/>
      <text:p text:style-name="P20"/>
      <text:p text:style-name="P20">Time: 0.08s</text:p>
      <text:p text:style-name="P20"><text:soft-page-break/></text:p>
      <text:p text:style-name="P20">Resumptions: 121503</text:p>
      <text:p text:style-name="P20">Entailments: 18623</text:p>
      <text:p text:style-name="P20">Prunings: 79354</text:p>
      <text:p text:style-name="P20">Backtracks: 235</text:p>
      <text:p text:style-name="P20">Constraints created: 3982</text:p>
      <text:p text:style-name="P20"/>
      <text:p text:style-name="P20">Time: 0.06s</text:p>
      <text:p text:style-name="P20"/>
      <text:p text:style-name="P20">Resumptions: 69611</text:p>
      <text:p text:style-name="P20">Entailments: 4902</text:p>
      <text:p text:style-name="P20">Prunings: 42083</text:p>
      <text:p text:style-name="P20">Backtracks: 21</text:p>
      <text:p text:style-name="P20">Constraints created: 3960</text:p>
      <text:p text:style-name="P33"/>
      <text:p text:style-name="P20"/>
      <text:p text:style-name="P20"/>
      <text:p text:style-name="P20">Time: 0.08s</text:p>
      <text:p text:style-name="P20"/>
      <text:p text:style-name="P20">Resumptions: 121506</text:p>
      <text:p text:style-name="P20">Entailments: 18623</text:p>
      <text:p text:style-name="P20">Prunings: 79353</text:p>
      <text:p text:style-name="P20">Backtracks: 235</text:p>
      <text:p text:style-name="P20">Constraints created: 3982</text:p>
      <text:p text:style-name="P20"/>
      <text:p text:style-name="P20">Time: 0.06s</text:p>
      <text:p text:style-name="P20"/>
      <text:p text:style-name="P20">Resumptions: 70087</text:p>
      <text:p text:style-name="P20">Entailments: 5201</text:p>
      <text:p text:style-name="P20">Prunings: 42509</text:p>
      <text:p text:style-name="P20">Backtracks: 27</text:p>
      <text:p text:style-name="P20">Constraints created: 3960</text:p>
      <text:p text:style-name="P20"/>
      <text:p text:style-name="P20"/>
      <text:p text:style-name="P20">------------------------------------------------------------------------------------------------------------------------</text:p>
      <text:p text:style-name="P20"/>
      <text:p text:style-name="P20">Time: 0.09s</text:p>
      <text:p text:style-name="P20"/>
      <text:p text:style-name="P20">Resumptions: 121501</text:p>
      <text:p text:style-name="P20">Entailments: 18623</text:p>
      <text:p text:style-name="P20">Prunings: 79353</text:p>
      <text:p text:style-name="P20">Backtracks: 235</text:p>
      <text:p text:style-name="P20">Constraints created: 3982</text:p>
      <text:p text:style-name="P20"/>
      <text:p text:style-name="P20">Time: 0.06s</text:p>
      <text:p text:style-name="P20"/>
      <text:p text:style-name="P20">Resumptions: 72751</text:p>
      <text:p text:style-name="P20">Entailments: 5580</text:p>
      <text:p text:style-name="P20"><text:soft-page-break/>Prunings: 44341</text:p>
      <text:p text:style-name="P20">Backtracks: 31</text:p>
      <text:p text:style-name="P20">Constraints created: 3960</text:p>
      <text:p text:style-name="P20"/>
      <text:p text:style-name="P32"/>
      <text:p text:style-name="P20"/>
      <text:p text:style-name="P20"/>
      <text:p text:style-name="P20">Time: 0.09s</text:p>
      <text:p text:style-name="P20"/>
      <text:p text:style-name="P20">Resumptions: 121505</text:p>
      <text:p text:style-name="P20">Entailments: 18623</text:p>
      <text:p text:style-name="P20">Prunings: 79353</text:p>
      <text:p text:style-name="P20">Backtracks: 235</text:p>
      <text:p text:style-name="P20">Constraints created: 3982</text:p>
      <text:p text:style-name="P20"/>
      <text:p text:style-name="P20">Time: 0.06s</text:p>
      <text:p text:style-name="P20"/>
      <text:p text:style-name="P20">Resumptions: 70109</text:p>
      <text:p text:style-name="P20">Entailments: 5082</text:p>
      <text:p text:style-name="P20">Prunings: 42530</text:p>
      <text:p text:style-name="P20">Backtracks: 22</text:p>
      <text:p text:style-name="P20">Constraints created: 3960</text:p>
      <text:p text:style-name="P32"/>
      <text:p text:style-name="P20"/>
      <text:p text:style-name="P20">Time: 0.09s</text:p>
      <text:p text:style-name="P20"/>
      <text:p text:style-name="P20">Resumptions: 121506</text:p>
      <text:p text:style-name="P20">Entailments: 18623</text:p>
      <text:p text:style-name="P20">Prunings: 79354</text:p>
      <text:p text:style-name="P20">Backtracks: 235</text:p>
      <text:p text:style-name="P20">Constraints created: 3982</text:p>
      <text:p text:style-name="P20"/>
      <text:p text:style-name="P20">Time: 0.07s</text:p>
      <text:p text:style-name="P20"/>
      <text:p text:style-name="P20">Resumptions: 69512</text:p>
      <text:p text:style-name="P20">Entailments: 5123</text:p>
      <text:p text:style-name="P20">Prunings: 42005</text:p>
      <text:p text:style-name="P20">Backtracks: 24</text:p>
      <text:p text:style-name="P20">Constraints created: 3960</text:p>
      <text:p text:style-name="P32"/>
      <text:p text:style-name="P20"/>
      <text:p text:style-name="Subtitle">N = 40</text:p>
      <text:p text:style-name="P20"/>
      <text:p text:style-name="P32"/>
      <text:p text:style-name="P20"/>
      <text:p text:style-name="P20"/>
      <text:p text:style-name="P20"/>
      <text:p text:style-name="P20"><text:soft-page-break/>Time: 0.47s</text:p>
      <text:p text:style-name="P20"/>
      <text:p text:style-name="P20">Resumptions: 863103</text:p>
      <text:p text:style-name="P20">Entailments: 70713</text:p>
      <text:p text:style-name="P20">Prunings: 506834</text:p>
      <text:p text:style-name="P20">Backtracks: 698</text:p>
      <text:p text:style-name="P20">Constraints created: 15962</text:p>
      <text:p text:style-name="P20"/>
      <text:p text:style-name="P20">Time: 0.33s</text:p>
      <text:p text:style-name="P20"/>
      <text:p text:style-name="P20">Resumptions: 490739</text:p>
      <text:p text:style-name="P20">Entailments: 20552</text:p>
      <text:p text:style-name="P20">Prunings: 275940</text:p>
      <text:p text:style-name="P20">Backtracks: 53</text:p>
      <text:p text:style-name="P20">Constraints created: 15920</text:p>
      <text:p text:style-name="P32"/>
      <text:p text:style-name="P20"/>
      <text:p text:style-name="P20">Time: 0.45s</text:p>
      <text:p text:style-name="P20"/>
      <text:p text:style-name="P20">Resumptions: 863109</text:p>
      <text:p text:style-name="P20">Entailments: 70713</text:p>
      <text:p text:style-name="P20">Prunings: 506835</text:p>
      <text:p text:style-name="P20">Backtracks: 698</text:p>
      <text:p text:style-name="P20">Constraints created: 15962</text:p>
      <text:p text:style-name="P20"/>
      <text:p text:style-name="P20">Time: 0.34s</text:p>
      <text:p text:style-name="P20"/>
      <text:p text:style-name="P20">Resumptions: 483102</text:p>
      <text:p text:style-name="P20">Entailments: 19242</text:p>
      <text:p text:style-name="P20">Prunings: 269467</text:p>
      <text:p text:style-name="P20">Backtracks: 40</text:p>
      <text:p text:style-name="P20">Constraints created: 15920</text:p>
      <text:p text:style-name="P20"/>
      <text:p text:style-name="P32"/>
      <text:p text:style-name="P20"/>
      <text:p text:style-name="P20">Time: 0.47s</text:p>
      <text:p text:style-name="P20"/>
      <text:p text:style-name="P20">Resumptions: 863093</text:p>
      <text:p text:style-name="P20">Entailments: 70713</text:p>
      <text:p text:style-name="P20">Prunings: 506830</text:p>
      <text:p text:style-name="P20">Backtracks: 698</text:p>
      <text:p text:style-name="P20">Constraints created: 15962</text:p>
      <text:p text:style-name="P20"/>
      <text:p text:style-name="P20">Time: 0.36s</text:p>
      <text:p text:style-name="P20"/>
      <text:p text:style-name="P20">Resumptions: 497805</text:p>
      <text:p text:style-name="P20">Entailments: 21364</text:p>
      <text:p text:style-name="P20">Prunings: 279994</text:p>
      <text:p text:style-name="P20"><text:soft-page-break/>Backtracks: 59</text:p>
      <text:p text:style-name="P20">Constraints created: 15920</text:p>
      <text:p text:style-name="P20"/>
      <text:p text:style-name="P20"/>
      <text:p text:style-name="P32"/>
      <text:p text:style-name="P20"/>
      <text:p text:style-name="P20"/>
      <text:p text:style-name="P25">Time: 0.46s</text:p>
      <text:p text:style-name="P20"/>
      <text:p text:style-name="P20">Resumptions: 863095</text:p>
      <text:p text:style-name="P20">Entailments: 70713</text:p>
      <text:p text:style-name="P20">Prunings: 506834</text:p>
      <text:p text:style-name="P20">Backtracks: 698</text:p>
      <text:p text:style-name="P20">Constraints created: 15962</text:p>
      <text:p text:style-name="P20"/>
      <text:p text:style-name="P25">Time: 0.35s</text:p>
      <text:p text:style-name="P20"/>
      <text:p text:style-name="P20">Resumptions: 477395</text:p>
      <text:p text:style-name="P20">Entailments: 18718</text:p>
      <text:p text:style-name="P20">Prunings: 266823</text:p>
      <text:p text:style-name="P20">Backtracks: 42</text:p>
      <text:p text:style-name="P20">Constraints created: 15920</text:p>
      <text:p text:style-name="P32"/>
      <text:p text:style-name="Subtitle"/>
      <text:p text:style-name="Subtitle">N = 80</text:p>
      <text:p text:style-name="Subtitle"/>
      <text:p text:style-name="P32"/>
      <text:p text:style-name="P20"/>
      <text:p text:style-name="P25">Time: 4.51s</text:p>
      <text:p text:style-name="P20"/>
      <text:p text:style-name="P20">Resumptions: 4154878</text:p>
      <text:p text:style-name="P20">Entailments: 131523</text:p>
      <text:p text:style-name="P20">Prunings: 2261736</text:p>
      <text:p text:style-name="P20">Backtracks: 475</text:p>
      <text:p text:style-name="P20">Constraints created: 63922</text:p>
      <text:p text:style-name="P20"/>
      <text:p text:style-name="P25">Time: 4.25s</text:p>
      <text:p text:style-name="P20"/>
      <text:p text:style-name="P20">Resumptions: 3586783</text:p>
      <text:p text:style-name="P20">Entailments: 77055</text:p>
      <text:p text:style-name="P20">Prunings: 1909044</text:p>
      <text:p text:style-name="P20">Backtracks: 107</text:p>
      <text:p text:style-name="P20">Constraints created: 63840</text:p>
      <text:p text:style-name="P20"/>
      <text:p text:style-name="P32"/>
      <text:p text:style-name="P25"><text:soft-page-break/>Time: 4.5s</text:p>
      <text:p text:style-name="P20"/>
      <text:p text:style-name="P20">Resumptions: 4154893</text:p>
      <text:p text:style-name="P20">Entailments: 131523</text:p>
      <text:p text:style-name="P20">Prunings: 2261737</text:p>
      <text:p text:style-name="P20">Backtracks: 475</text:p>
      <text:p text:style-name="P20">Constraints created: 63922</text:p>
      <text:p text:style-name="P20"/>
      <text:p text:style-name="P25">Time: 4.27s</text:p>
      <text:p text:style-name="P20"/>
      <text:p text:style-name="P20">Resumptions: 3616254</text:p>
      <text:p text:style-name="P20">Entailments: 82806</text:p>
      <text:p text:style-name="P20">Prunings: 1930480</text:p>
      <text:p text:style-name="P20">Backtracks: 116</text:p>
      <text:p text:style-name="P20">Constraints created: 63840</text:p>
      <text:p text:style-name="P20"/>
      <text:p text:style-name="P32"/>
      <text:p text:style-name="P20"/>
      <text:p text:style-name="P20"/>
      <text:p text:style-name="P25">Time: 4.48s</text:p>
      <text:p text:style-name="P25"/>
      <text:p text:style-name="P20">Resumptions: 4154884</text:p>
      <text:p text:style-name="P20">Entailments: 131523</text:p>
      <text:p text:style-name="P20">Prunings: 2261739</text:p>
      <text:p text:style-name="P20">Backtracks: 475</text:p>
      <text:p text:style-name="P20">Constraints created: 63922</text:p>
      <text:p text:style-name="P20"/>
      <text:p text:style-name="P25">Time: 4.25s</text:p>
      <text:p text:style-name="P20"/>
      <text:p text:style-name="P20">Resumptions: 3569888</text:p>
      <text:p text:style-name="P20">Entailments: 76905</text:p>
      <text:p text:style-name="P20">Prunings: 1901284</text:p>
      <text:p text:style-name="P20">Backtracks: 84</text:p>
      <text:p text:style-name="P20">Constraints created: 63840</text:p>
      <text:p text:style-name="P20"/>
      <text:p text:style-name="P32"/>
      <text:p text:style-name="P20"/>
      <text:p text:style-name="Subtitle"/>
      <text:p text:style-name="Subtitle">N =100</text:p>
      <text:p text:style-name="P19"/>
      <text:p text:style-name="P19">------------------------------------------------------------------------------------------------------------------------</text:p>
      <text:p text:style-name="P20">Time: 23.8s</text:p>
      <text:p text:style-name="P20"/>
      <text:p text:style-name="P20">Resumptions: 8385045</text:p>
      <text:p text:style-name="P20">Entailments: 240213</text:p>
      <text:p text:style-name="P20">Prunings: 4505541</text:p>
      <text:p text:style-name="P20"><text:soft-page-break/>Backtracks: 938</text:p>
      <text:p text:style-name="P20">Constraints created: 99902</text:p>
      <text:p text:style-name="P20"/>
      <text:p text:style-name="P20">Time: 9.98s</text:p>
      <text:p text:style-name="P20"/>
      <text:p text:style-name="P20">Resumptions: 6826242</text:p>
      <text:p text:style-name="P20">Entailments: 119538</text:p>
      <text:p text:style-name="P20">Prunings: 3594595</text:p>
      <text:p text:style-name="P20">Backtracks: 129</text:p>
      <text:p text:style-name="P20">Constraints created: 99800</text:p>
      <text:p text:style-name="P20"/>
      <text:p text:style-name="P31"/>
      <text:p text:style-name="P19"/>
      <text:p text:style-name="P19">Time: 11.12s</text:p>
      <text:p text:style-name="P19"/>
      <text:p text:style-name="P19">Resumptions: 8385069</text:p>
      <text:p text:style-name="P19">Entailments: 240213</text:p>
      <text:p text:style-name="P19">Prunings: 4505549</text:p>
      <text:p text:style-name="P19">Backtracks: 938</text:p>
      <text:p text:style-name="P19">Constraints created: 99902</text:p>
      <text:p text:style-name="P19"/>
      <text:p text:style-name="P19">Time: 9.95s</text:p>
      <text:p text:style-name="P19"/>
      <text:p text:style-name="P19">Resumptions: 6839758</text:p>
      <text:p text:style-name="P19">Entailments: 120763</text:p>
      <text:p text:style-name="P19">Prunings: 3603806</text:p>
      <text:p text:style-name="P19">Backtracks: 127</text:p>
      <text:p text:style-name="P19">Constraints created: 99800</text:p>
      <text:p text:style-name="P19"/>
      <text:p text:style-name="P19"/>
      <text:p text:style-name="P31"/>
      <text:p text:style-name="P19"/>
      <text:p text:style-name="P19"/>
      <text:p text:style-name="P19">Time: 10.93s</text:p>
      <text:p text:style-name="P19"/>
      <text:p text:style-name="P19">Resumptions: 8385049</text:p>
      <text:p text:style-name="P19">Entailments: 240213</text:p>
      <text:p text:style-name="P19">Prunings: 4505550</text:p>
      <text:p text:style-name="P19">Backtracks: 938</text:p>
      <text:p text:style-name="P19">Constraints created: 99902</text:p>
      <text:p text:style-name="P19"/>
      <text:p text:style-name="P19">Time: 10.09s</text:p>
      <text:p text:style-name="P19"/>
      <text:p text:style-name="P19">Resumptions: 6893611</text:p>
      <text:p text:style-name="P19">Entailments: 126365</text:p>
      <text:p text:style-name="P19">Prunings: 3633779</text:p>
      <text:p text:style-name="P19">Backtracks: 132</text:p>
      <text:p text:style-name="P19">Constraints created: 99800</text:p>
      <text:p text:style-name="P19"><text:soft-page-break/></text:p>
      <text:p text:style-name="P19"/>
      <text:p text:style-name="P31"/>
      <text:p text:style-name="P19"/>
      <text:p text:style-name="P19">Time: 10.9s</text:p>
      <text:p text:style-name="P19"/>
      <text:p text:style-name="P19">Resumptions: 8385043</text:p>
      <text:p text:style-name="P19">Entailments: 240213</text:p>
      <text:p text:style-name="P19">Prunings: 4505539</text:p>
      <text:p text:style-name="P19">Backtracks: 938</text:p>
      <text:p text:style-name="P19">Constraints created: 99902</text:p>
      <text:p text:style-name="P19"/>
      <text:p text:style-name="P19">Time: 10.18s</text:p>
      <text:p text:style-name="P19"/>
      <text:p text:style-name="P19">Resumptions: 6917120</text:p>
      <text:p text:style-name="P19">Entailments: 124672</text:p>
      <text:p text:style-name="P19">Prunings: 3644118</text:p>
      <text:p text:style-name="P19">Backtracks: 142</text:p>
      <text:p text:style-name="P19">Constraints created: 99800</text:p>
      <text:p text:style-name="Subtitle"/>
      <text:p text:style-name="Subtitle">n = 120</text:p>
      <text:p text:style-name="P24"/>
      <text:p text:style-name="P24">Time: 58.85s</text:p>
      <text:p text:style-name="P24"/>
      <text:p text:style-name="P24">Resumptions: 13085038</text:p>
      <text:p text:style-name="P24">Entailments: 232989</text:p>
      <text:p text:style-name="P24">Prunings: 6921024</text:p>
      <text:p text:style-name="P24">Backtracks: 464</text:p>
      <text:p text:style-name="P24">Constraints created: 143882</text:p>
      <text:p text:style-name="P24"/>
      <text:p text:style-name="P24">Time: 18.05s</text:p>
      <text:p text:style-name="P24"/>
      <text:p text:style-name="P24">Resumptions: 11708654</text:p>
      <text:p text:style-name="P24">Entailments: 171874</text:p>
      <text:p text:style-name="P24">Prunings: 6117665</text:p>
      <text:p text:style-name="P24">Backtracks: 144</text:p>
      <text:p text:style-name="P24">Constraints created: 143760</text:p>
      <text:p text:style-name="Subtitle"/>
      <text:p text:style-name="Subtitle">n= 140</text:p>
      <text:p text:style-name="Subtitle"/>
      <text:p text:style-name="P23">Time: 36.84s</text:p>
      <text:p text:style-name="P23"/>
      <text:p text:style-name="P23">Resumptions: 20717921</text:p>
      <text:p text:style-name="P23"><text:soft-page-break/>Entailments: 356623</text:p>
      <text:p text:style-name="P23">Prunings: 10896138</text:p>
      <text:p text:style-name="P23">Backtracks: 715</text:p>
      <text:p text:style-name="P23">Constraints created: 195862</text:p>
      <text:p text:style-name="P23"/>
      <text:p text:style-name="P23">Time: 32.26s</text:p>
      <text:p text:style-name="P23"/>
      <text:p text:style-name="P23">Resumptions: 18702147</text:p>
      <text:p text:style-name="P23">Entailments: 236344</text:p>
      <text:p text:style-name="P23">Prunings: 9711620</text:p>
      <text:p text:style-name="P23">Backtracks: 173</text:p>
      <text:p text:style-name="P23">Constraints created: 195720</text:p>
      <text:p text:style-name="Subtitle"/>
      <text:p text:style-name="Subtitle">n =180 </text:p>
      <text:p text:style-name="P16"/>
      <text:p text:style-name="P16">Time: 243.38s</text:p>
      <text:p text:style-name="P16"/>
      <text:p text:style-name="P16">Resumptions: 42910076</text:p>
      <text:p text:style-name="P16">Entailments: 518069</text:p>
      <text:p text:style-name="P16">Prunings: 22303815</text:p>
      <text:p text:style-name="P16">Backtracks: 704</text:p>
      <text:p text:style-name="P16">Constraints created: 323822</text:p>
      <text:p text:style-name="P16"/>
      <text:p text:style-name="P16">Time: 69.11s</text:p>
      <text:p text:style-name="P16"/>
      <text:p text:style-name="P16">Resumptions: 39056334</text:p>
      <text:p text:style-name="P16">Entailments: 386341</text:p>
      <text:p text:style-name="P16">Prunings: 20115508</text:p>
      <text:p text:style-name="P16">Backtracks: 211</text:p>
      <text:p text:style-name="P16">Constraints created: 323640</text:p>
      <text:p text:style-name="Title">COM FFC </text:p>
      <text:p text:style-name="Subtitle">N = 8</text:p>
      <text:p text:style-name="P19">--------------------------------------------------------------------------------------------------------</text:p>
      <text:p text:style-name="P20"/>
      <text:p text:style-name="P20">Time: 0.02s</text:p>
      <text:p text:style-name="P20"/>
      <text:p text:style-name="P20">Resumptions: 27604</text:p>
      <text:p text:style-name="P20">Entailments: 9203</text:p>
      <text:p text:style-name="P20">Prunings: 21564</text:p>
      <text:p text:style-name="P20">Backtracks: 187</text:p>
      <text:p text:style-name="P20">Constraints created: 634</text:p>
      <text:p text:style-name="P20"/>
      <text:p text:style-name="P20">Time: 0.01s</text:p>
      <text:p text:style-name="P20"><text:soft-page-break/></text:p>
      <text:p text:style-name="P20">Resumptions: 24407</text:p>
      <text:p text:style-name="P20">Entailments: 6937</text:p>
      <text:p text:style-name="P20">Prunings: 18661</text:p>
      <text:p text:style-name="P20">Backtracks: 120</text:p>
      <text:p text:style-name="P20">Constraints created: 624</text:p>
      <text:p text:style-name="P20"/>
      <text:p text:style-name="P32"/>
      <text:p text:style-name="P19"/>
      <text:p text:style-name="P19"/>
      <text:p text:style-name="P19">Time: 0.02s</text:p>
      <text:p text:style-name="P19"/>
      <text:p text:style-name="P19">Resumptions: 27598</text:p>
      <text:p text:style-name="P19">Entailments: 9203</text:p>
      <text:p text:style-name="P19">Prunings: 21561</text:p>
      <text:p text:style-name="P19">Backtracks: 187</text:p>
      <text:p text:style-name="P19">Constraints created: 634</text:p>
      <text:p text:style-name="P19"/>
      <text:p text:style-name="P19">Time: 0.38s</text:p>
      <text:p text:style-name="P19"/>
      <text:p text:style-name="P19">Resumptions: 722170</text:p>
      <text:p text:style-name="P19">Entailments: 198578</text:p>
      <text:p text:style-name="P19">Prunings: 548050</text:p>
      <text:p text:style-name="P19">Backtracks: 4036</text:p>
      <text:p text:style-name="P19">Constraints created: 624</text:p>
      <text:p text:style-name="P19"/>
      <text:p text:style-name="P31"/>
      <text:p text:style-name="P19"/>
      <text:p text:style-name="P19">Time: 0.02s</text:p>
      <text:p text:style-name="P19"/>
      <text:p text:style-name="P19">Resumptions: 8277337</text:p>
      <text:p text:style-name="P19">Entailments: 844165</text:p>
      <text:p text:style-name="P19">Prunings: 5047433</text:p>
      <text:p text:style-name="P19">Backtracks: 7311</text:p>
      <text:p text:style-name="P19">Constraints created: 64474</text:p>
      <text:p text:style-name="P19"/>
      <text:p text:style-name="P19"/>
      <text:p text:style-name="P19">Time: 0.02s</text:p>
      <text:p text:style-name="P19"/>
      <text:p text:style-name="P19">Resumptions: 35255</text:p>
      <text:p text:style-name="P19">Entailments: 8972</text:p>
      <text:p text:style-name="P19">Prunings: 26605</text:p>
      <text:p text:style-name="P19">Backtracks: 193</text:p>
      <text:p text:style-name="P19">Constraints created: 624</text:p>
      <text:p text:style-name="P31"/>
      <text:p text:style-name="P19"/>
      <text:p text:style-name="Subtitle"><text:soft-page-break/>N == 15</text:p>
      <text:p text:style-name="Subtitle"/>
      <text:p text:style-name="P19"/>
      <text:p text:style-name="P19">Time: 0.11s</text:p>
      <text:p text:style-name="P19"/>
      <text:p text:style-name="P19">Resumptions: 236019</text:p>
      <text:p text:style-name="P19">Entailments: 58989</text:p>
      <text:p text:style-name="P19">Prunings: 168460</text:p>
      <text:p text:style-name="P19">Backtracks: 893</text:p>
      <text:p text:style-name="P19">Constraints created: 2237</text:p>
      <text:p text:style-name="P19"/>
      <text:p text:style-name="P19">Time: 0.16s</text:p>
      <text:p text:style-name="P19"/>
      <text:p text:style-name="P19">Resumptions: 373756</text:p>
      <text:p text:style-name="P19">Entailments: 89824</text:p>
      <text:p text:style-name="P19">Prunings: 269057</text:p>
      <text:p text:style-name="P19">Backtracks: 1340</text:p>
      <text:p text:style-name="P19">Constraints created: 2220</text:p>
      <text:p text:style-name="P31"/>
      <text:p text:style-name="P19"/>
      <text:p text:style-name="P19">Time: 0.15s</text:p>
      <text:p text:style-name="P19"/>
      <text:p text:style-name="P19">Resumptions: 236020</text:p>
      <text:p text:style-name="P19">Entailments: 58989</text:p>
      <text:p text:style-name="P19">Prunings: 168461</text:p>
      <text:p text:style-name="P19">Backtracks: 893</text:p>
      <text:p text:style-name="P19">Constraints created: 2237</text:p>
      <text:p text:style-name="P19"/>
      <text:p text:style-name="P19">Time: 119.16s</text:p>
      <text:p text:style-name="P19"/>
      <text:p text:style-name="P19">Resumptions: 261683631</text:p>
      <text:p text:style-name="P19">Entailments: 51950899</text:p>
      <text:p text:style-name="P19">Prunings: 180285004</text:p>
      <text:p text:style-name="P19">Backtracks: 868415</text:p>
      <text:p text:style-name="P19">Constraints created: 2220</text:p>
      <text:p text:style-name="P19"/>
      <text:p text:style-name="P31"/>
      <text:p text:style-name="P19">Time: 0.12s</text:p>
      <text:p text:style-name="P19"/>
      <text:p text:style-name="P19">Resumptions: 236018</text:p>
      <text:p text:style-name="P19">Entailments: 58989</text:p>
      <text:p text:style-name="P19">Prunings: 168459</text:p>
      <text:p text:style-name="P19">Backtracks: 893</text:p>
      <text:p text:style-name="P19">Constraints created: 2237</text:p>
      <text:p text:style-name="P19"/>
      <text:p text:style-name="P22">time: inf</text:p>
      <text:p text:style-name="P19"><text:soft-page-break/></text:p>
      <text:p text:style-name="P31"/>
      <text:p text:style-name="P7"/>
      <text:p text:style-name="Title">COM MIN</text:p>
      <text:p text:style-name="P19"/>
      <text:p text:style-name="P19"/>
      <text:p text:style-name="Subtitle">N = 8</text:p>
      <text:p text:style-name="P19"/>
      <text:p text:style-name="P19">Time: 0.04s</text:p>
      <text:p text:style-name="P19"/>
      <text:p text:style-name="P19">Resumptions: 27600</text:p>
      <text:p text:style-name="P19">Entailments: 9203</text:p>
      <text:p text:style-name="P19">Prunings: 21564</text:p>
      <text:p text:style-name="P19">Backtracks: 187</text:p>
      <text:p text:style-name="P19">Constraints created: 634</text:p>
      <text:p text:style-name="P19"/>
      <text:p text:style-name="P19">Time: 0.04s</text:p>
      <text:p text:style-name="P19"/>
      <text:p text:style-name="P19">Resumptions: 103381</text:p>
      <text:p text:style-name="P19">Entailments: 36510</text:p>
      <text:p text:style-name="P19">Prunings: 79484</text:p>
      <text:p text:style-name="P19">Backtracks: 773</text:p>
      <text:p text:style-name="P19">Constraints created: 624</text:p>
      <text:p text:style-name="P19"/>
      <text:p text:style-name="P31"/>
      <text:p text:style-name="P19"/>
      <text:p text:style-name="P19">Time: 0.01s</text:p>
      <text:p text:style-name="P19"/>
      <text:p text:style-name="P19">Resumptions: 27598</text:p>
      <text:p text:style-name="P19">Entailments: 9203</text:p>
      <text:p text:style-name="P19">Prunings: 21563</text:p>
      <text:p text:style-name="P19">Backtracks: 187</text:p>
      <text:p text:style-name="P19">Constraints created: 634</text:p>
      <text:p text:style-name="P19"/>
      <text:p text:style-name="P19">Time: 0.36s</text:p>
      <text:p text:style-name="P19"/>
      <text:p text:style-name="P19">Resumptions: 1032396</text:p>
      <text:p text:style-name="P19">Entailments: 407613</text:p>
      <text:p text:style-name="P19">Prunings: 808239</text:p>
      <text:p text:style-name="P19">Backtracks: 8188</text:p>
      <text:p text:style-name="P19">Constraints created: 624</text:p>
      <text:p text:style-name="P31"/>
      <text:p text:style-name="P19"/>
      <text:p text:style-name="P19">Time: 0.02s</text:p>
      <text:p text:style-name="P19"><text:soft-page-break/></text:p>
      <text:p text:style-name="P19">Resumptions: 27600</text:p>
      <text:p text:style-name="P19">Entailments: 9203</text:p>
      <text:p text:style-name="P19">Prunings: 21563</text:p>
      <text:p text:style-name="P19">Backtracks: 187</text:p>
      <text:p text:style-name="P19">Constraints created: 634</text:p>
      <text:p text:style-name="P19"/>
      <text:p text:style-name="P19">Time: 0.01s</text:p>
      <text:p text:style-name="P19"/>
      <text:p text:style-name="P19">Resumptions: 5843</text:p>
      <text:p text:style-name="P19">Entailments: 847</text:p>
      <text:p text:style-name="P19">Prunings: 4093</text:p>
      <text:p text:style-name="P19">Backtracks: 5</text:p>
      <text:p text:style-name="P19">Constraints created: 624</text:p>
      <text:p text:style-name="P31"/>
      <text:p text:style-name="P19"/>
      <text:p text:style-name="P19">Time: 0.02s</text:p>
      <text:p text:style-name="P19"/>
      <text:p text:style-name="P19">Resumptions: 27596</text:p>
      <text:p text:style-name="P19">Entailments: 9203</text:p>
      <text:p text:style-name="P19">Prunings: 21563</text:p>
      <text:p text:style-name="P19">Backtracks: 187</text:p>
      <text:p text:style-name="P19">Constraints created: 634</text:p>
      <text:p text:style-name="P19"/>
      <text:p text:style-name="P19">Time: 2.54s</text:p>
      <text:p text:style-name="P19"/>
      <text:p text:style-name="P19">Resumptions: 6918943</text:p>
      <text:p text:style-name="P19">Entailments: 2249994</text:p>
      <text:p text:style-name="P19">Prunings: 5531958</text:p>
      <text:p text:style-name="P19">Backtracks: 53014</text:p>
      <text:p text:style-name="P19">Constraints created: 624</text:p>
      <text:p text:style-name="P26"/>
      <text:p text:style-name="Subtitle">N = 15 </text:p>
      <text:p text:style-name="P21"/>
      <text:p text:style-name="P8"><text:span text:style-name="T3">inf</text:span></text:p>
      <text:p text:style-name="Title">COM STEP</text:p>
      <text:p text:style-name="P31"/>
      <text:p text:style-name="Subtitle">N=8</text:p>
      <text:p text:style-name="P19"/>
      <text:p text:style-name="P19">Time: 0.05s</text:p>
      <text:p text:style-name="P19"/>
      <text:p text:style-name="P19">Resumptions: 27600</text:p>
      <text:p text:style-name="P19">Entailments: 9203</text:p>
      <text:p text:style-name="P19"><text:soft-page-break/>Prunings: 21564</text:p>
      <text:p text:style-name="P19">Backtracks: 187</text:p>
      <text:p text:style-name="P19">Constraints created: 634</text:p>
      <text:p text:style-name="P19"/>
      <text:p text:style-name="P19">Time: 0.0s</text:p>
      <text:p text:style-name="P19"/>
      <text:p text:style-name="P19">Resumptions: 6347</text:p>
      <text:p text:style-name="P19">Entailments: 902</text:p>
      <text:p text:style-name="P19">Prunings: 4435</text:p>
      <text:p text:style-name="P19">Backtracks: 12</text:p>
      <text:p text:style-name="P19">Constraints created: 624</text:p>
      <text:p text:style-name="P19"/>
      <text:p text:style-name="P31"/>
      <text:p text:style-name="P18"/>
      <text:p text:style-name="P18"/>
      <text:p text:style-name="P18">Time: 0.02s</text:p>
      <text:p text:style-name="P18"/>
      <text:p text:style-name="P18">Resumptions: 27598</text:p>
      <text:p text:style-name="P18">Entailments: 9203</text:p>
      <text:p text:style-name="P18">Prunings: 21563</text:p>
      <text:p text:style-name="P18">Backtracks: 187</text:p>
      <text:p text:style-name="P18">Constraints created: 634</text:p>
      <text:p text:style-name="P18"/>
      <text:p text:style-name="P18">Time: 0.0s</text:p>
      <text:p text:style-name="P18"/>
      <text:p text:style-name="P18">Resumptions: 7346</text:p>
      <text:p text:style-name="P18">Entailments: 1266</text:p>
      <text:p text:style-name="P18">Prunings: 5197</text:p>
      <text:p text:style-name="P18">Backtracks: 18</text:p>
      <text:p text:style-name="P18">Constraints created: 624</text:p>
      <text:p text:style-name="P18"/>
      <text:p text:style-name="P18"/>
      <text:p text:style-name="P30"/>
      <text:p text:style-name="P18"/>
      <text:p text:style-name="Subtitle">N = 15</text:p>
      <text:p text:style-name="P30"/>
      <text:p text:style-name="P18"/>
      <text:p text:style-name="P18">Time: 0.12s</text:p>
      <text:p text:style-name="P18"/>
      <text:p text:style-name="P18">Resumptions: 236011</text:p>
      <text:p text:style-name="P18">Entailments: 58989</text:p>
      <text:p text:style-name="P18">Prunings: 168459</text:p>
      <text:p text:style-name="P18">Backtracks: 893</text:p>
      <text:p text:style-name="P18">Constraints created: 2237</text:p>
      <text:p text:style-name="P18"/>
      <text:p text:style-name="P18">Time: 0.05s</text:p>
      <text:p text:style-name="P18"/>
      <text:p text:style-name="P18"><text:soft-page-break/>Resumptions: 32122</text:p>
      <text:p text:style-name="P18">Entailments: 3013</text:p>
      <text:p text:style-name="P18">Prunings: 20266</text:p>
      <text:p text:style-name="P18">Backtracks: 17</text:p>
      <text:p text:style-name="P18">Constraints created: 2220</text:p>
      <text:p text:style-name="P18"/>
      <text:p text:style-name="P30"/>
      <text:p text:style-name="P18"/>
      <text:p text:style-name="P18">Time: 0.12s</text:p>
      <text:p text:style-name="P18"/>
      <text:p text:style-name="P18">Resumptions: 236018</text:p>
      <text:p text:style-name="P18">Entailments: 58989</text:p>
      <text:p text:style-name="P18">Prunings: 168462</text:p>
      <text:p text:style-name="P18">Backtracks: 893</text:p>
      <text:p text:style-name="P18">Constraints created: 2237</text:p>
      <text:p text:style-name="P18"/>
      <text:p text:style-name="P18">Time: 0.06s</text:p>
      <text:p text:style-name="P18"/>
      <text:p text:style-name="P18">Resumptions: 36632</text:p>
      <text:p text:style-name="P18">Entailments: 3873</text:p>
      <text:p text:style-name="P18">Prunings: 23479</text:p>
      <text:p text:style-name="P18">Backtracks: 31</text:p>
      <text:p text:style-name="P18">Constraints created: 2220</text:p>
      <text:p text:style-name="P18"/>
      <text:p text:style-name="P18"/>
      <text:p text:style-name="P30"/>
      <text:p text:style-name="P18"/>
      <text:p text:style-name="P18"/>
      <text:p text:style-name="P18">Time: 0.12s</text:p>
      <text:p text:style-name="P18"/>
      <text:p text:style-name="P18">Resumptions: 236015</text:p>
      <text:p text:style-name="P18">Entailments: 58989</text:p>
      <text:p text:style-name="P18">Prunings: 168458</text:p>
      <text:p text:style-name="P18">Backtracks: 893</text:p>
      <text:p text:style-name="P18">Constraints created: 2237</text:p>
      <text:p text:style-name="P18"/>
      <text:p text:style-name="P18">Time: 0.06s</text:p>
      <text:p text:style-name="P18"/>
      <text:p text:style-name="P18">Resumptions: 34642</text:p>
      <text:p text:style-name="P18">Entailments: 3816</text:p>
      <text:p text:style-name="P18">Prunings: 22169</text:p>
      <text:p text:style-name="P18">Backtracks: 34</text:p>
      <text:p text:style-name="P18">Constraints created: 2220</text:p>
      <text:p text:style-name="P30"/>
      <text:p text:style-name="P18"/>
      <text:p text:style-name="Subtitle">n = 20</text:p>
      <text:p text:style-name="P18"/>
      <text:p text:style-name="P30"><text:soft-page-break/></text:p>
      <text:p text:style-name="P18"/>
      <text:p text:style-name="P18"/>
      <text:p text:style-name="P18">Time: 0.16s</text:p>
      <text:p text:style-name="P18"/>
      <text:p text:style-name="P18">Resumptions: 121502</text:p>
      <text:p text:style-name="P18">Entailments: 18623</text:p>
      <text:p text:style-name="P18">Prunings: 79352</text:p>
      <text:p text:style-name="P18">Backtracks: 235</text:p>
      <text:p text:style-name="P18">Constraints created: 3982</text:p>
      <text:p text:style-name="P18"/>
      <text:p text:style-name="P18">Time: 0.08s</text:p>
      <text:p text:style-name="P18"/>
      <text:p text:style-name="P18">Resumptions: 70537</text:p>
      <text:p text:style-name="P18">Entailments: 5003</text:p>
      <text:p text:style-name="P18">Prunings: 42438</text:p>
      <text:p text:style-name="P18">Backtracks: 20</text:p>
      <text:p text:style-name="P18">Constraints created: 3960</text:p>
      <text:p text:style-name="P30"/>
      <text:p text:style-name="P18"/>
      <text:p text:style-name="P18">Time: 0.12s</text:p>
      <text:p text:style-name="P18"/>
      <text:p text:style-name="P18">Resumptions: 121506</text:p>
      <text:p text:style-name="P18">Entailments: 18623</text:p>
      <text:p text:style-name="P18">Prunings: 79355</text:p>
      <text:p text:style-name="P18">Backtracks: 235</text:p>
      <text:p text:style-name="P18">Constraints created: 3982</text:p>
      <text:p text:style-name="P18"/>
      <text:p text:style-name="P18">Time: 0.08s</text:p>
      <text:p text:style-name="P18"/>
      <text:p text:style-name="P18">Resumptions: 73071</text:p>
      <text:p text:style-name="P18">Entailments: 5956</text:p>
      <text:p text:style-name="P18">Prunings: 44381</text:p>
      <text:p text:style-name="P18">Backtracks: 38</text:p>
      <text:p text:style-name="P8"><text:span text:style-name="T4">Constraints created: 3960</text:span></text:p>
      <text:p text:style-name="Subtitle">n =40</text:p>
      <text:p text:style-name="P18"/>
      <text:p text:style-name="P18">Time: 1.3s</text:p>
      <text:p text:style-name="P18"/>
      <text:p text:style-name="P18">Resumptions: 863102</text:p>
      <text:p text:style-name="P18">Entailments: 70713</text:p>
      <text:p text:style-name="P18">Prunings: 506834</text:p>
      <text:p text:style-name="P18">Backtracks: 698</text:p>
      <text:p text:style-name="P18">Constraints created: 15962</text:p>
      <text:p text:style-name="P18"/>
      <text:p text:style-name="P18">Time: 0.69s</text:p>
      <text:p text:style-name="P18"/>
      <text:p text:style-name="P18"><text:soft-page-break/>Resumptions: 493487</text:p>
      <text:p text:style-name="P18">Entailments: 20856</text:p>
      <text:p text:style-name="P18">Prunings: 277524</text:p>
      <text:p text:style-name="P18">Backtracks: 62</text:p>
      <text:p text:style-name="P18">Constraints created: 15920</text:p>
      <text:p text:style-name="P30"/>
      <text:p text:style-name="P18"/>
      <text:p text:style-name="P18"/>
      <text:p text:style-name="P18">Time: 0.69s</text:p>
      <text:p text:style-name="P18"/>
      <text:p text:style-name="P18">Resumptions: 863099</text:p>
      <text:p text:style-name="P18">Entailments: 70713</text:p>
      <text:p text:style-name="P18">Prunings: 506832</text:p>
      <text:p text:style-name="P18">Backtracks: 698</text:p>
      <text:p text:style-name="P18">Constraints created: 15962</text:p>
      <text:p text:style-name="P18"/>
      <text:p text:style-name="P18">Time: 0.69s</text:p>
      <text:p text:style-name="P18"/>
      <text:p text:style-name="P18">Resumptions: 486655</text:p>
      <text:p text:style-name="P18">Entailments: 19863</text:p>
      <text:p text:style-name="P18">Prunings: 272713</text:p>
      <text:p text:style-name="P18">Backtracks: 58</text:p>
      <text:p text:style-name="P18">Constraints created: 15920</text:p>
      <text:p text:style-name="P30"/>
      <text:p text:style-name="P18"/>
      <text:p text:style-name="P18"/>
      <text:p text:style-name="P18">Time: 0.7s</text:p>
      <text:p text:style-name="P18"/>
      <text:p text:style-name="P18">Resumptions: 863107</text:p>
      <text:p text:style-name="P18">Entailments: 70713</text:p>
      <text:p text:style-name="P18">Prunings: 506835</text:p>
      <text:p text:style-name="P18">Backtracks: 698</text:p>
      <text:p text:style-name="P18">Constraints created: 15962</text:p>
      <text:p text:style-name="P18"/>
      <text:p text:style-name="P18">Time: 0.79s</text:p>
      <text:p text:style-name="P18"/>
      <text:p text:style-name="P18">Resumptions: 509509</text:p>
      <text:p text:style-name="P18">Entailments: 24343</text:p>
      <text:p text:style-name="P18">Prunings: 288111</text:p>
      <text:p text:style-name="P18">Backtracks: 85</text:p>
      <text:p text:style-name="P18">Constraints created: 15920</text:p>
      <text:p text:style-name="P30"/>
      <text:p text:style-name="Subtitle"/>
      <text:p text:style-name="Subtitle">n = 80</text:p>
      <text:p text:style-name="P18"/>
      <text:p text:style-name="P18">Time: 11.82s</text:p>
      <text:p text:style-name="P18"><text:soft-page-break/></text:p>
      <text:p text:style-name="P18">Resumptions: 4154880</text:p>
      <text:p text:style-name="P18">Entailments: 131523</text:p>
      <text:p text:style-name="P18">Prunings: 2261735</text:p>
      <text:p text:style-name="P18">Backtracks: 475</text:p>
      <text:p text:style-name="P18">Constraints created: 63922</text:p>
      <text:p text:style-name="P18"/>
      <text:p text:style-name="P18">Time: 4.36s</text:p>
      <text:p text:style-name="P18"/>
      <text:p text:style-name="P18">Resumptions: 3573427</text:p>
      <text:p text:style-name="P18">Entailments: 76693</text:p>
      <text:p text:style-name="P18">Prunings: 1902570</text:p>
      <text:p text:style-name="P18">Backtracks: 96</text:p>
      <text:p text:style-name="P18">Constraints created: 63840</text:p>
      <text:p text:style-name="P30"/>
      <text:p text:style-name="P18"/>
      <text:p text:style-name="P18">Time: 4.79s</text:p>
      <text:p text:style-name="P18"/>
      <text:p text:style-name="P18">Resumptions: 4154889</text:p>
      <text:p text:style-name="P18">Entailments: 131523</text:p>
      <text:p text:style-name="P18">Prunings: 2261740</text:p>
      <text:p text:style-name="P18">Backtracks: 475</text:p>
      <text:p text:style-name="P18">Constraints created: 63922</text:p>
      <text:p text:style-name="P18"/>
      <text:p text:style-name="P18">Time: 4.35s</text:p>
      <text:p text:style-name="P18"/>
      <text:p text:style-name="P18">Resumptions: 3546561</text:p>
      <text:p text:style-name="P18">Entailments: 73432</text:p>
      <text:p text:style-name="P18">Prunings: 1884882</text:p>
      <text:p text:style-name="P18">Backtracks: 93</text:p>
      <text:p text:style-name="P18">Constraints created: 63840</text:p>
      <text:p text:style-name="P18"/>
      <text:p text:style-name="P30"/>
      <text:p text:style-name="P18"/>
      <text:p text:style-name="P18"/>
      <text:p text:style-name="P18"/>
      <text:p text:style-name="P18">Time: 5.37s</text:p>
      <text:p text:style-name="P18"/>
      <text:p text:style-name="P18">Resumptions: 4154896</text:p>
      <text:p text:style-name="P18">Entailments: 131523</text:p>
      <text:p text:style-name="P18">Prunings: 2261738</text:p>
      <text:p text:style-name="P18">Backtracks: 475</text:p>
      <text:p text:style-name="P18">Constraints created: 63922</text:p>
      <text:p text:style-name="P18"/>
      <text:p text:style-name="P18">Time: 6.09s</text:p>
      <text:p text:style-name="P18"/>
      <text:p text:style-name="P18">Resumptions: 3498163</text:p>
      <text:p text:style-name="P18">Entailments: 73672</text:p>
      <text:p text:style-name="P18"><text:soft-page-break/>Prunings: 1861258</text:p>
      <text:p text:style-name="P18">Backtracks: 95</text:p>
      <text:p text:style-name="P18">Constraints created: 63840</text:p>
      <text:p text:style-name="P18"/>
      <text:p text:style-name="P30"/>
      <text:p text:style-name="Subtitle"><text:s/><text:span text:style-name="T1">n =100</text:span></text:p>
      <text:p text:style-name="P30"/>
      <text:p text:style-name="P18"/>
      <text:p text:style-name="P18">Time: 22.61s</text:p>
      <text:p text:style-name="P18"/>
      <text:p text:style-name="P18">Resumptions: 8385039</text:p>
      <text:p text:style-name="P18">Entailments: 240213</text:p>
      <text:p text:style-name="P18">Prunings: 4505534</text:p>
      <text:p text:style-name="P18">Backtracks: 938</text:p>
      <text:p text:style-name="P18">Constraints created: 99902</text:p>
      <text:p text:style-name="P18"/>
      <text:p text:style-name="P18">Time: 8.85s</text:p>
      <text:p text:style-name="P18"/>
      <text:p text:style-name="P18">Resumptions: 6985677</text:p>
      <text:p text:style-name="P18">Entailments: 128751</text:p>
      <text:p text:style-name="P18">Prunings: 3685443</text:p>
      <text:p text:style-name="P18">Backtracks: 152</text:p>
      <text:p text:style-name="P18">Constraints created: 99800</text:p>
      <text:p text:style-name="P18"/>
      <text:p text:style-name="P30"/>
      <text:p text:style-name="P18"/>
      <text:p text:style-name="P18"/>
      <text:p text:style-name="P18">Time: 11.01s</text:p>
      <text:p text:style-name="P18"/>
      <text:p text:style-name="P18">Resumptions: 8385053</text:p>
      <text:p text:style-name="P18">Entailments: 240213</text:p>
      <text:p text:style-name="P18">Prunings: 4505543</text:p>
      <text:p text:style-name="P18">Backtracks: 938</text:p>
      <text:p text:style-name="P18">Constraints created: 99902</text:p>
      <text:p text:style-name="P18"/>
      <text:p text:style-name="P18">Time: 8.93s</text:p>
      <text:p text:style-name="P18"/>
      <text:p text:style-name="P18">Resumptions: 6970421</text:p>
      <text:p text:style-name="P18">Entailments: 127061</text:p>
      <text:p text:style-name="P18">Prunings: 3677770</text:p>
      <text:p text:style-name="P18">Backtracks: 156</text:p>
      <text:p text:style-name="P18">Constraints created: 99800</text:p>
      <text:p text:style-name="P18"/>
      <text:p text:style-name="P30"/>
      <text:p text:style-name="P18"/>
      <text:p text:style-name="P18"/>
      <text:p text:style-name="P18">Time: 9.42s</text:p>
      <text:p text:style-name="P18"><text:soft-page-break/></text:p>
      <text:p text:style-name="P18">Resumptions: 8385043</text:p>
      <text:p text:style-name="P18">Entailments: 240213</text:p>
      <text:p text:style-name="P18">Prunings: 4505550</text:p>
      <text:p text:style-name="P18">Backtracks: 938</text:p>
      <text:p text:style-name="P18">Constraints created: 99902</text:p>
      <text:p text:style-name="P18"/>
      <text:p text:style-name="P18">Time: 10.6s</text:p>
      <text:p text:style-name="P18"/>
      <text:p text:style-name="P18">Resumptions: 6868349</text:p>
      <text:p text:style-name="P18">Entailments: 122167</text:p>
      <text:p text:style-name="P18">Prunings: 3618711</text:p>
      <text:p text:style-name="P18">Backtracks: 131</text:p>
      <text:p text:style-name="P18">Constraints created: 99800</text:p>
      <text:p text:style-name="P18"/>
      <text:p text:style-name="P18"/>
      <text:p text:style-name="Subtitle">n=120</text:p>
      <text:p text:style-name="P18"/>
      <text:p text:style-name="P18">Time: 63.9s</text:p>
      <text:p text:style-name="P18"/>
      <text:p text:style-name="P18">Resumptions: 13085038</text:p>
      <text:p text:style-name="P18">Entailments: 232989</text:p>
      <text:p text:style-name="P18">Prunings: 6921024</text:p>
      <text:p text:style-name="P18">Backtracks: 464</text:p>
      <text:p text:style-name="P18">Constraints created: 143882</text:p>
      <text:p text:style-name="P18"/>
      <text:p text:style-name="P18">Time: 19.55s</text:p>
      <text:p text:style-name="P18"/>
      <text:p text:style-name="P18">Resumptions: 11708654</text:p>
      <text:p text:style-name="P18">Entailments: 171874</text:p>
      <text:p text:style-name="P18">Prunings: 6117665</text:p>
      <text:p text:style-name="P18">Backtracks: 144</text:p>
      <text:p text:style-name="P18">Constraints created: 143760</text:p>
      <text:p text:style-name="P18"/>
      <text:p text:style-name="Subtitle">n=140</text:p>
      <text:p text:style-name="P16"/>
      <text:p text:style-name="P16">Time: 54.65s</text:p>
      <text:p text:style-name="P17">­</text:p>
      <text:p text:style-name="P16">Resumptions: 20717931</text:p>
      <text:p text:style-name="P16">Entailments: 356623</text:p>
      <text:p text:style-name="P16">Prunings: 10896138</text:p>
      <text:p text:style-name="P16">Backtracks: 715</text:p>
      <text:p text:style-name="P16">Constraints created: 195862</text:p>
      <text:p text:style-name="P16"/>
      <text:p text:style-name="P16">Time: 33.53s</text:p>
      <text:p text:style-name="P16"/>
      <text:p text:style-name="P16"><text:soft-page-break/>Resumptions: 18437565</text:p>
      <text:p text:style-name="P16">Entailments: 232448</text:p>
      <text:p text:style-name="P16">Prunings: 9573643</text:p>
      <text:p text:style-name="P16">Backtracks: 157</text:p>
      <text:p text:style-name="P16">Constraints created: 195720</text:p>
      <text:p text:style-name="Subtitle"/>
      <text:p text:style-name="Subtitle">n=180</text:p>
      <text:p text:style-name="P14"/>
      <text:p text:style-name="P14">Time: 224.99s</text:p>
      <text:p text:style-name="P14"/>
      <text:p text:style-name="P14">Resumptions: 42910050</text:p>
      <text:p text:style-name="P14">Entailments: 518069</text:p>
      <text:p text:style-name="P14">Prunings: 22303803</text:p>
      <text:p text:style-name="P14">Backtracks: 704</text:p>
      <text:p text:style-name="P14">Constraints created: 323822224.99</text:p>
      <text:p text:style-name="P14"/>
      <text:p text:style-name="P14">Time: 70.81s</text:p>
      <text:p text:style-name="P14"/>
      <text:p text:style-name="P14">Resumptions: 39130709</text:p>
      <text:p text:style-name="P14">Entailments: 402692</text:p>
      <text:p text:style-name="P14">Prunings: 20173224</text:p>
      <text:p text:style-name="P14">Backtracks: 245</text:p>
      <text:p text:style-name="P14">Constraints created: 323640</text:p>
      <text:p text:style-name="P29"/>
      <text:p text:style-name="P27"/>
      <text:p text:style-name="Title">com enum</text:p>
      <text:p text:style-name="P15"/>
      <text:p text:style-name="Subtitle">n <text:s/>= 8</text:p>
      <text:p text:style-name="P15"/>
      <text:p text:style-name="P15">Time: 0.02s</text:p>
      <text:p text:style-name="P15"/>
      <text:p text:style-name="P15">Resumptions: 27602</text:p>
      <text:p text:style-name="P15">Entailments: 9203</text:p>
      <text:p text:style-name="P15">Prunings: 21564</text:p>
      <text:p text:style-name="P15">Backtracks: 187</text:p>
      <text:p text:style-name="P15">Constraints created: 634</text:p>
      <text:p text:style-name="P15"/>
      <text:p text:style-name="P15">Time: 0.01s</text:p>
      <text:p text:style-name="P15"/>
      <text:p text:style-name="P15">Resumptions: 5976</text:p>
      <text:p text:style-name="P15">Entailments: 827</text:p>
      <text:p text:style-name="P15">Prunings: 4168</text:p>
      <text:p text:style-name="P15"><text:soft-page-break/>Backtracks: 8</text:p>
      <text:p text:style-name="P15">Constraints created: 624</text:p>
      <text:p text:style-name="P15"/>
      <text:p text:style-name="P28"/>
      <text:p text:style-name="P15"/>
      <text:p text:style-name="P15">Time: 0.02s</text:p>
      <text:p text:style-name="P15"/>
      <text:p text:style-name="P15">Resumptions: 27595</text:p>
      <text:p text:style-name="P15">Entailments: 9203</text:p>
      <text:p text:style-name="P15">Prunings: 21562</text:p>
      <text:p text:style-name="P15">Backtracks: 187</text:p>
      <text:p text:style-name="P15">Constraints created: 634</text:p>
      <text:p text:style-name="P15"/>
      <text:p text:style-name="P15">Time: 0.0s</text:p>
      <text:p text:style-name="P15"/>
      <text:p text:style-name="P15">Resumptions: 6556</text:p>
      <text:p text:style-name="P15">Entailments: 1090</text:p>
      <text:p text:style-name="P15">Prunings: 4616</text:p>
      <text:p text:style-name="P15">Backtracks: 12</text:p>
      <text:p text:style-name="P15">Constraints created: 624</text:p>
      <text:p text:style-name="P28"/>
      <text:p text:style-name="P15"/>
      <text:p text:style-name="Subtitle">n = 15</text:p>
      <text:p text:style-name="P15"/>
      <text:p text:style-name="P15">Time: 0.11s</text:p>
      <text:p text:style-name="P15"/>
      <text:p text:style-name="P15">Resumptions: 236009</text:p>
      <text:p text:style-name="P15">Entailments: 58989</text:p>
      <text:p text:style-name="P15">Prunings: 168458</text:p>
      <text:p text:style-name="P15">Backtracks: 893</text:p>
      <text:p text:style-name="P15">Constraints created: 2237</text:p>
      <text:p text:style-name="P15"/>
      <text:p text:style-name="P15">Time: 0.03s</text:p>
      <text:p text:style-name="P15"/>
      <text:p text:style-name="P15">Resumptions: 35732</text:p>
      <text:p text:style-name="P15">Entailments: 3969</text:p>
      <text:p text:style-name="P15">Prunings: 22918</text:p>
      <text:p text:style-name="P15">Backtracks: 37</text:p>
      <text:p text:style-name="P15">Constraints created: 2220</text:p>
      <text:p text:style-name="P28"/>
      <text:p text:style-name="P15"/>
      <text:p text:style-name="P15">Time: 0.11s</text:p>
      <text:p text:style-name="P15"/>
      <text:p text:style-name="P15">Resumptions: 236015</text:p>
      <text:p text:style-name="P15">Entailments: 58989</text:p>
      <text:p text:style-name="P15">Prunings: 168457</text:p>
      <text:p text:style-name="P15">Backtracks: 893</text:p>
      <text:p text:style-name="P15"><text:soft-page-break/>Constraints created: 2237</text:p>
      <text:p text:style-name="P15"/>
      <text:p text:style-name="P15">Time: 0.03s</text:p>
      <text:p text:style-name="P15"/>
      <text:p text:style-name="P15">Resumptions: 40921</text:p>
      <text:p text:style-name="P15">Entailments: 6035</text:p>
      <text:p text:style-name="P15">Prunings: 26945</text:p>
      <text:p text:style-name="P15">Backtracks: 62</text:p>
      <text:p text:style-name="P15">Constraints created: 2220</text:p>
      <text:p text:style-name="P15"/>
      <text:p text:style-name="P28"/>
      <text:p text:style-name="P15"/>
      <text:p text:style-name="Subtitle">n == 20</text:p>
      <text:p text:style-name="P15"/>
      <text:p text:style-name="P15">Time: 0.09s</text:p>
      <text:p text:style-name="P15"/>
      <text:p text:style-name="P15">Resumptions: 121491</text:p>
      <text:p text:style-name="P15">Entailments: 18623</text:p>
      <text:p text:style-name="P15">Prunings: 79356</text:p>
      <text:p text:style-name="P15">Backtracks: 235</text:p>
      <text:p text:style-name="P15">Constraints created: 3982</text:p>
      <text:p text:style-name="P15"/>
      <text:p text:style-name="P15">Time: 0.06s</text:p>
      <text:p text:style-name="P15"/>
      <text:p text:style-name="P15">Resumptions: 70867</text:p>
      <text:p text:style-name="P15">Entailments: 5173</text:p>
      <text:p text:style-name="P15">Prunings: 43125</text:p>
      <text:p text:style-name="P15">Backtracks: 21</text:p>
      <text:p text:style-name="P15">Constraints created: 3960</text:p>
      <text:p text:style-name="P28"/>
      <text:p text:style-name="P15">Time: 0.08s</text:p>
      <text:p text:style-name="P15"/>
      <text:p text:style-name="P15">Resumptions: 121503</text:p>
      <text:p text:style-name="P15">Entailments: 18623</text:p>
      <text:p text:style-name="P15">Prunings: 79355</text:p>
      <text:p text:style-name="P15">Backtracks: 235</text:p>
      <text:p text:style-name="P15">Constraints created: 3982</text:p>
      <text:p text:style-name="P15"/>
      <text:p text:style-name="P15"/>
      <text:p text:style-name="P15">Time: 0.06s</text:p>
      <text:p text:style-name="P15"/>
      <text:p text:style-name="P15">Resumptions: 71049</text:p>
      <text:p text:style-name="P15">Entailments: 5186</text:p>
      <text:p text:style-name="P15">Prunings: 43123</text:p>
      <text:p text:style-name="P15">Backtracks: 29</text:p>
      <text:p text:style-name="P15">Constraints created: 3960</text:p>
      <text:p text:style-name="P15"/>
      <text:p text:style-name="Subtitle"><text:soft-page-break/>n= 40</text:p>
      <text:p text:style-name="P15"/>
      <text:p text:style-name="P15">Time: 0.46s</text:p>
      <text:p text:style-name="P15"/>
      <text:p text:style-name="P15">Resumptions: 863091</text:p>
      <text:p text:style-name="P15">Entailments: 70713</text:p>
      <text:p text:style-name="P15">Prunings: 506832</text:p>
      <text:p text:style-name="P15">Backtracks: 698</text:p>
      <text:p text:style-name="P15">Constraints created: 15962</text:p>
      <text:p text:style-name="P15"/>
      <text:p text:style-name="P15">Time: 0.35s</text:p>
      <text:p text:style-name="P15"/>
      <text:p text:style-name="P15">Resumptions: 503640</text:p>
      <text:p text:style-name="P15">Entailments: 21869</text:p>
      <text:p text:style-name="P15">Prunings: 283423</text:p>
      <text:p text:style-name="P15">Backtracks: 61</text:p>
      <text:p text:style-name="P15">Constraints created: 15920</text:p>
      <text:p text:style-name="P28"/>
      <text:p text:style-name="P15"/>
      <text:p text:style-name="P15">Time: 0.5s</text:p>
      <text:p text:style-name="P15"/>
      <text:p text:style-name="P15">Resumptions: 863087</text:p>
      <text:p text:style-name="P15">Entailments: 70713</text:p>
      <text:p text:style-name="P15">Prunings: 506834</text:p>
      <text:p text:style-name="P15">Backtracks: 698</text:p>
      <text:p text:style-name="P15">Constraints created: 15962</text:p>
      <text:p text:style-name="P15"/>
      <text:p text:style-name="P15">Time: 0.36s</text:p>
      <text:p text:style-name="P15"/>
      <text:p text:style-name="P15">Resumptions: 496470</text:p>
      <text:p text:style-name="P15">Entailments: 21230</text:p>
      <text:p text:style-name="P15">Prunings: 279151</text:p>
      <text:p text:style-name="P15">Backtracks: 58</text:p>
      <text:p text:style-name="P15">Constraints created: 15920</text:p>
      <text:p text:style-name="P15"/>
      <text:p text:style-name="P28"/>
      <text:p text:style-name="P15"/>
      <text:p text:style-name="Subtitle">n =80</text:p>
      <text:p text:style-name="P15"/>
      <text:p text:style-name="P15">Time: 3.34s</text:p>
      <text:p text:style-name="P15"/>
      <text:p text:style-name="P15">Resumptions: 4154893</text:p>
      <text:p text:style-name="P15">Entailments: 131523</text:p>
      <text:p text:style-name="P15">Prunings: 2261742</text:p>
      <text:p text:style-name="P15">Backtracks: 475</text:p>
      <text:p text:style-name="P15">Constraints created: 63922</text:p>
      <text:p text:style-name="P15"><text:soft-page-break/></text:p>
      <text:p text:style-name="P15">Time: 3.8s</text:p>
      <text:p text:style-name="P15"/>
      <text:p text:style-name="P15">Resumptions: 3615526</text:p>
      <text:p text:style-name="P15">Entailments: 81695</text:p>
      <text:p text:style-name="P15">Prunings: 1927222</text:p>
      <text:p text:style-name="P15">Backtracks: 122</text:p>
      <text:p text:style-name="P15">Constraints created: 63840</text:p>
      <text:p text:style-name="P15"/>
      <text:p text:style-name="P28"/>
      <text:p text:style-name="P15"/>
      <text:p text:style-name="Subtitle">n =100</text:p>
      <text:p text:style-name="P15"/>
      <text:p text:style-name="P15">Time: 10.2s</text:p>
      <text:p text:style-name="P15"/>
      <text:p text:style-name="P15">Resumptions: 8385055</text:p>
      <text:p text:style-name="P15">Entailments: 240213</text:p>
      <text:p text:style-name="P15">Prunings: 4505542</text:p>
      <text:p text:style-name="P15">Backtracks: 938</text:p>
      <text:p text:style-name="P15">Constraints created: 99902</text:p>
      <text:p text:style-name="P15"/>
      <text:p text:style-name="P15">Time: 10.17s</text:p>
      <text:p text:style-name="P15"/>
      <text:p text:style-name="P15">Resumptions: 6923990</text:p>
      <text:p text:style-name="P15">Entailments: 123973</text:p>
      <text:p text:style-name="P15">Prunings: 3648422</text:p>
      <text:p text:style-name="P15">Backtracks: 141</text:p>
      <text:p text:style-name="P15">Constraints created: 99800</text:p>
      <text:p text:style-name="P15"/>
      <text:p text:style-name="Subtitle">n=120</text:p>
      <text:p text:style-name="P14"/>
      <text:p text:style-name="P14"/>
      <text:p text:style-name="P14">Time: 7.6s</text:p>
      <text:p text:style-name="P14"/>
      <text:p text:style-name="P14">Resumptions: 13085043</text:p>
      <text:p text:style-name="P14">Entailments: 232989</text:p>
      <text:p text:style-name="P14">Prunings: 6921026</text:p>
      <text:p text:style-name="P14">Backtracks: 464</text:p>
      <text:p text:style-name="P14">Constraints created: 143882</text:p>
      <text:p text:style-name="P14"/>
      <text:p text:style-name="P14">Time: 7.17s</text:p>
      <text:p text:style-name="P14"/>
      <text:p text:style-name="P14">Resumptions: 11713318</text:p>
      <text:p text:style-name="P14">Entailments: 176588</text:p>
      <text:p text:style-name="P14">Prunings: 6119297</text:p>
      <text:p text:style-name="P14">Backtracks: 151</text:p>
      <text:p text:style-name="P14"><text:soft-page-break/>Constraints created: 143760</text:p>
      <text:p text:style-name="P14"/>
      <text:p text:style-name="Subtitle">n=140</text:p>
      <text:p text:style-name="Subtitle"/>
      <text:p text:style-name="P14">Time: 22.69s</text:p>
      <text:p text:style-name="P14"/>
      <text:p text:style-name="P14">Resumptions: 20717928</text:p>
      <text:p text:style-name="P14">Entailments: 356623</text:p>
      <text:p text:style-name="P14">Prunings: 10896133</text:p>
      <text:p text:style-name="P14">Backtracks: 715</text:p>
      <text:p text:style-name="P14">Constraints created: 195862</text:p>
      <text:p text:style-name="P14"/>
      <text:p text:style-name="P14">Time: 11.82s</text:p>
      <text:p text:style-name="P14"/>
      <text:p text:style-name="P14">Resumptions: 18419902</text:p>
      <text:p text:style-name="P14">Entailments: 229360</text:p>
      <text:p text:style-name="P14">Prunings: 9558146</text:p>
      <text:p text:style-name="P14">Backtracks: 167</text:p>
      <text:p text:style-name="P14">Constraints created: 195720</text:p>
      <text:p text:style-name="Subtitle"/>
      <text:p text:style-name="Subtitle">n =180</text:p>
      <text:p text:style-name="P13"/>
      <text:p text:style-name="P13"/>
      <text:p text:style-name="P13">Time: 157.21s</text:p>
      <text:p text:style-name="P13"/>
      <text:p text:style-name="P13">Resumptions: 42910068</text:p>
      <text:p text:style-name="P13">Entailments: 518069</text:p>
      <text:p text:style-name="P13">Prunings: 22303810</text:p>
      <text:p text:style-name="P13">Backtracks: 704</text:p>
      <text:p text:style-name="P13">Constraints created: 323822</text:p>
      <text:p text:style-name="P13"/>
      <text:p text:style-name="P13"/>
      <text:p text:style-name="P13">Time: 73.11s</text:p>
      <text:p text:style-name="P13"/>
      <text:p text:style-name="P13">Resumptions: 39074381</text:p>
      <text:p text:style-name="P13">Entailments: 391008</text:p>
      <text:p text:style-name="P13">Prunings: 20127461</text:p>
      <text:p text:style-name="P13">Backtracks: 219</text:p>
      <text:p text:style-name="P13">Constraints created: 323640</text:p>
      <text:p text:style-name="P13"/>
      <text:p text:style-name="Title"><text:soft-page-break/></text:p>
      <text:p text:style-name="Title">COM BISSECT</text:p>
      <text:p text:style-name="Subtitle"/>
      <text:p text:style-name="Subtitle"><text:tab/>N = 8</text:p>
      <text:p text:style-name="P11"/>
      <text:p text:style-name="P11">Time: 0.02s</text:p>
      <text:p text:style-name="P11"/>
      <text:p text:style-name="P11">Resumptions: 27594</text:p>
      <text:p text:style-name="P11">Entailments: 9203</text:p>
      <text:p text:style-name="P11">Prunings: 21560</text:p>
      <text:p text:style-name="P11">Backtracks: 187</text:p>
      <text:p text:style-name="P11">Constraints created: 634</text:p>
      <text:p text:style-name="P11"/>
      <text:p text:style-name="P11">Time: 0.01s</text:p>
      <text:p text:style-name="P11"/>
      <text:p text:style-name="P11">Resumptions: 6111</text:p>
      <text:p text:style-name="P11">Entailments: 768</text:p>
      <text:p text:style-name="P11">Prunings: 4188</text:p>
      <text:p text:style-name="P11">Backtracks: 6</text:p>
      <text:p text:style-name="P11">Constraints created: 624</text:p>
      <text:p text:style-name="Subtitle"/>
      <text:p text:style-name="Subtitle">n= 15</text:p>
      <text:p text:style-name="P11"/>
      <text:p text:style-name="P11">Time: 0.11s</text:p>
      <text:p text:style-name="P11"/>
      <text:p text:style-name="P11">Resumptions: 236015</text:p>
      <text:p text:style-name="P11">Entailments: 58989</text:p>
      <text:p text:style-name="P11">Prunings: 168458</text:p>
      <text:p text:style-name="P11">Backtracks: 893</text:p>
      <text:p text:style-name="P11">Constraints created: 2237</text:p>
      <text:p text:style-name="P11"/>
      <text:p text:style-name="P11">Time: 0.03s</text:p>
      <text:p text:style-name="P11"/>
      <text:p text:style-name="P11">Resumptions: 38828</text:p>
      <text:p text:style-name="P11">Entailments: 4070</text:p>
      <text:p text:style-name="P11">Prunings: 24619</text:p>
      <text:p text:style-name="P11">Backtracks: 39</text:p>
      <text:p text:style-name="P11">Constraints created: 2220</text:p>
      <text:p text:style-name="P11"/>
      <text:p text:style-name="Subtitle"><text:soft-page-break/>n = <text:s/>20</text:p>
      <text:p text:style-name="P11"/>
      <text:p text:style-name="P11">Time: 0.09s</text:p>
      <text:p text:style-name="P11"/>
      <text:p text:style-name="P11">Resumptions: 121502</text:p>
      <text:p text:style-name="P11">Entailments: 18623</text:p>
      <text:p text:style-name="P11">Prunings: 79355</text:p>
      <text:p text:style-name="P11">Backtracks: 235</text:p>
      <text:p text:style-name="P11">Constraints created: 3982</text:p>
      <text:p text:style-name="P11"/>
      <text:p text:style-name="P11">Time: 0.06s</text:p>
      <text:p text:style-name="P11"/>
      <text:p text:style-name="P11">Resumptions: 70957</text:p>
      <text:p text:style-name="P11">Entailments: 4562</text:p>
      <text:p text:style-name="P11">Prunings: 42293</text:p>
      <text:p text:style-name="P11">Backtracks: 19</text:p>
      <text:p text:style-name="P11">Constraints created: 3960</text:p>
      <text:p text:style-name="Subtitle"/>
      <text:p text:style-name="Subtitle">n = 40</text:p>
      <text:p text:style-name="P11">Time: 0.45s</text:p>
      <text:p text:style-name="P11"/>
      <text:p text:style-name="P11">Resumptions: 863093</text:p>
      <text:p text:style-name="P11">Entailments: 70713</text:p>
      <text:p text:style-name="P11">Prunings: 506830</text:p>
      <text:p text:style-name="P11">Backtracks: 698</text:p>
      <text:p text:style-name="P11">Constraints created: 15962</text:p>
      <text:p text:style-name="P11"/>
      <text:p text:style-name="P11">Time: 0.39s</text:p>
      <text:p text:style-name="P11"/>
      <text:p text:style-name="P11">Resumptions: 503994</text:p>
      <text:p text:style-name="P11">Entailments: 19698</text:p>
      <text:p text:style-name="P11">Prunings: 280904</text:p>
      <text:p text:style-name="P11">Backtracks: 52</text:p>
      <text:p text:style-name="P11">Constraints created: 15920</text:p>
      <text:p text:style-name="P11"/>
      <text:p text:style-name="Subtitle">n =80</text:p>
      <text:p text:style-name="P11"/>
      <text:p text:style-name="P11">Time: 3.33s</text:p>
      <text:p text:style-name="P11"/>
      <text:p text:style-name="P11">Resumptions: 4154890</text:p>
      <text:p text:style-name="P11">Entailments: 131523</text:p>
      <text:p text:style-name="P11">Prunings: 2261739</text:p>
      <text:p text:style-name="P11">Backtracks: 475</text:p>
      <text:p text:style-name="P11">Constraints created: 63922</text:p>
      <text:p text:style-name="P11"><text:soft-page-break/></text:p>
      <text:p text:style-name="P11">Time: 4.19s</text:p>
      <text:p text:style-name="P11"/>
      <text:p text:style-name="P11">Resumptions: 3670589</text:p>
      <text:p text:style-name="P11">Entailments: 75258</text:p>
      <text:p text:style-name="P11">Prunings: 1948883</text:p>
      <text:p text:style-name="P11">Backtracks: 85</text:p>
      <text:p text:style-name="P11">Constraints created: 63840</text:p>
      <text:p text:style-name="P11"/>
      <text:p text:style-name="Subtitle">n =100</text:p>
      <text:p text:style-name="P11"/>
      <text:p text:style-name="P11">Time: 9.94s</text:p>
      <text:p text:style-name="P11"/>
      <text:p text:style-name="P11">Resumptions: 8385045</text:p>
      <text:p text:style-name="P11">Entailments: 240213</text:p>
      <text:p text:style-name="P11">Prunings: 4505540</text:p>
      <text:p text:style-name="P11">Backtracks: 938</text:p>
      <text:p text:style-name="P11">Constraints created: 99902</text:p>
      <text:p text:style-name="P11"/>
      <text:p text:style-name="P11"/>
      <text:p text:style-name="P11">Time: 13.33s</text:p>
      <text:p text:style-name="P11"/>
      <text:p text:style-name="P11">Resumptions: 7170105</text:p>
      <text:p text:style-name="P11">Entailments: 121998</text:p>
      <text:p text:style-name="P11">Prunings: 3766047</text:p>
      <text:p text:style-name="P11">Backtracks: 130</text:p>
      <text:p text:style-name="P11">Constraints created: 99800</text:p>
      <text:p text:style-name="P11"/>
      <text:p text:style-name="Subtitle">n=120</text:p>
      <text:p text:style-name="Subtitle"/>
      <text:p text:style-name="P13"/>
      <text:p text:style-name="P13">Time: 8.02s</text:p>
      <text:p text:style-name="P13"/>
      <text:p text:style-name="P13">Resumptions: 13705390</text:p>
      <text:p text:style-name="P13">Entailments: 234437</text:p>
      <text:p text:style-name="P13">Prunings: 7312670</text:p>
      <text:p text:style-name="P13">Backtracks: 464</text:p>
      <text:p text:style-name="P13">Constraints created: 287642</text:p>
      <text:p text:style-name="P13"/>
      <text:p text:style-name="P13">Time: 7.24s</text:p>
      <text:p text:style-name="P13"/>
      <text:p text:style-name="P13">Resumptions: 12018471</text:p>
      <text:p text:style-name="P13">Entailments: 170410</text:p>
      <text:p text:style-name="P13">Prunings: 6265364</text:p>
      <text:p text:style-name="P13">Backtracks: 118</text:p>
      <text:p text:style-name="P13"><text:soft-page-break/>Constraints created: 143760</text:p>
      <text:p text:style-name="P13"/>
      <text:p text:style-name="Subtitle">n=140</text:p>
      <text:p text:style-name="P13"/>
      <text:p text:style-name="P13">Time: 23.51s</text:p>
      <text:p text:style-name="P13"/>
      <text:p text:style-name="P13">Resumptions: 20717938</text:p>
      <text:p text:style-name="P13">Entailments: 356623</text:p>
      <text:p text:style-name="P13">Prunings: 10896136</text:p>
      <text:p text:style-name="P13">Backtracks: 715</text:p>
      <text:p text:style-name="P13">Constraints created: 195862</text:p>
      <text:p text:style-name="P13"/>
      <text:p text:style-name="P13">Time: 12.63s</text:p>
      <text:p text:style-name="P13"/>
      <text:p text:style-name="P13">Resumptions: 18831131</text:p>
      <text:p text:style-name="P13">Entailments: 231034</text:p>
      <text:p text:style-name="P13">Prunings: 9763195</text:p>
      <text:p text:style-name="P13">Backtracks: 146</text:p>
      <text:p text:style-name="P13">Constraints created: 195720</text:p>
      <text:p text:style-name="P13"/>
      <text:p text:style-name="Subtitle">n=180</text:p>
      <text:p text:style-name="P13"/>
      <text:p text:style-name="P13">Time: 140.56s</text:p>
      <text:p text:style-name="P13"/>
      <text:p text:style-name="P13">Resumptions: 42910073</text:p>
      <text:p text:style-name="P13">Entailments: 518069</text:p>
      <text:p text:style-name="P13">Prunings: 22303810</text:p>
      <text:p text:style-name="P13">Backtracks: 704</text:p>
      <text:p text:style-name="P13">Constraints created: 323822140</text:p>
      <text:p text:style-name="P13"/>
      <text:p text:style-name="P13"/>
      <text:p text:style-name="P13">Time: 106.93s</text:p>
      <text:p text:style-name="P13"/>
      <text:p text:style-name="P13">Resumptions: 39698675</text:p>
      <text:p text:style-name="P13">Entailments: 384761</text:p>
      <text:p text:style-name="P13">Prunings: 20423624</text:p>
      <text:p text:style-name="P13">Backtracks: 181</text:p>
      <text:p text:style-name="P13">Constraints created: 323640</text:p>
      <text:p text:style-name="P11"/>
      <text:p text:style-name="Title"><text:soft-page-break/>COM UP</text:p>
      <text:p text:style-name="Subtitle"/>
      <text:p text:style-name="Subtitle">N=8</text:p>
      <text:p text:style-name="P11"/>
      <text:p text:style-name="P11">Time: 0.02s</text:p>
      <text:p text:style-name="P11"/>
      <text:p text:style-name="P11">Resumptions: 27598</text:p>
      <text:p text:style-name="P11">Entailments: 9203</text:p>
      <text:p text:style-name="P11">Prunings: 21563</text:p>
      <text:p text:style-name="P11">Backtracks: 187</text:p>
      <text:p text:style-name="P11">Constraints created: 634</text:p>
      <text:p text:style-name="P11"/>
      <text:p text:style-name="P11">Time: 0.0s</text:p>
      <text:p text:style-name="P11"/>
      <text:p text:style-name="P11">Resumptions: 6391</text:p>
      <text:p text:style-name="P11">Entailments: 903</text:p>
      <text:p text:style-name="P11">Prunings: 4428</text:p>
      <text:p text:style-name="P11">Backtracks: 9</text:p>
      <text:p text:style-name="P11">Constraints created: 624</text:p>
      <text:p text:style-name="P11"/>
      <text:p text:style-name="Subtitle">n = 15</text:p>
      <text:p text:style-name="P11"/>
      <text:p text:style-name="P11">Time: 0.11s</text:p>
      <text:p text:style-name="P11"/>
      <text:p text:style-name="P11">Resumptions: 236018</text:p>
      <text:p text:style-name="P11">Entailments: 58989</text:p>
      <text:p text:style-name="P11">Prunings: 168460</text:p>
      <text:p text:style-name="P11">Backtracks: 893</text:p>
      <text:p text:style-name="P11">Constraints created: 2237</text:p>
      <text:p text:style-name="P11"/>
      <text:p text:style-name="P11">Time: 0.03s</text:p>
      <text:p text:style-name="P11"/>
      <text:p text:style-name="P11">Resumptions: 35617</text:p>
      <text:p text:style-name="P11">Entailments: 3617</text:p>
      <text:p text:style-name="P11">Prunings: 22710</text:p>
      <text:p text:style-name="P11">Backtracks: 27</text:p>
      <text:p text:style-name="P11">Constraints created: 2220</text:p>
      <text:p text:style-name="P11"/>
      <text:p text:style-name="Subtitle">n =20</text:p>
      <text:p text:style-name="P11"/>
      <text:p text:style-name="P11">Time: 0.08s</text:p>
      <text:p text:style-name="P11"/>
      <text:p text:style-name="P11"><text:soft-page-break/>Resumptions: 121496</text:p>
      <text:p text:style-name="P11">Entailments: 18623</text:p>
      <text:p text:style-name="P11">Prunings: 79353</text:p>
      <text:p text:style-name="P11">Backtracks: 235</text:p>
      <text:p text:style-name="P11">Constraints created: 3982</text:p>
      <text:p text:style-name="P11"/>
      <text:p text:style-name="P11">Time: 0.06s</text:p>
      <text:p text:style-name="P11"/>
      <text:p text:style-name="P11">Resumptions: 70989</text:p>
      <text:p text:style-name="P11">Entailments: 4966</text:p>
      <text:p text:style-name="P11">Prunings: 42932</text:p>
      <text:p text:style-name="P11">Backtracks: 24</text:p>
      <text:p text:style-name="P11">Constraints created: 3960</text:p>
      <text:p text:style-name="P11"/>
      <text:p text:style-name="Subtitle">n =40</text:p>
      <text:p text:style-name="P11"/>
      <text:p text:style-name="P11"/>
      <text:p text:style-name="P11">Time: 0.46s</text:p>
      <text:p text:style-name="P11"/>
      <text:p text:style-name="P11">Resumptions: 863101</text:p>
      <text:p text:style-name="P11">Entailments: 70713</text:p>
      <text:p text:style-name="P11">Prunings: 506834</text:p>
      <text:p text:style-name="P11">Backtracks: 698</text:p>
      <text:p text:style-name="P11">Constraints created: 15962</text:p>
      <text:p text:style-name="P11"/>
      <text:p text:style-name="P11">Time: 0.36s</text:p>
      <text:p text:style-name="P11"/>
      <text:p text:style-name="P11">Resumptions: 483640</text:p>
      <text:p text:style-name="P11">Entailments: 19573</text:p>
      <text:p text:style-name="P11">Prunings: 270850</text:p>
      <text:p text:style-name="P11">Backtracks: 47</text:p>
      <text:p text:style-name="P11">Constraints created: 15920</text:p>
      <text:p text:style-name="P11"/>
      <text:p text:style-name="Subtitle">n =80</text:p>
      <text:p text:style-name="P11"/>
      <text:p text:style-name="P11">Time: 3.41s</text:p>
      <text:p text:style-name="P11"/>
      <text:p text:style-name="P11">Resumptions: 4154883</text:p>
      <text:p text:style-name="P11">Entailments: 131523</text:p>
      <text:p text:style-name="P11">Prunings: 2261735</text:p>
      <text:p text:style-name="P11">Backtracks: 475</text:p>
      <text:p text:style-name="P11">Constraints created: 63922</text:p>
      <text:p text:style-name="P11"/>
      <text:p text:style-name="P11">Time: 4.06s</text:p>
      <text:p text:style-name="P11"/>
      <text:p text:style-name="P11">Resumptions: 3570068</text:p>
      <text:p text:style-name="P11"><text:soft-page-break/>Entailments: 79451</text:p>
      <text:p text:style-name="P11">Prunings: 1902760</text:p>
      <text:p text:style-name="P11">Backtracks: 98</text:p>
      <text:p text:style-name="P11">Constraints created: 63840</text:p>
      <text:p text:style-name="Subtitle"/>
      <text:p text:style-name="Subtitle">n =100</text:p>
      <text:p text:style-name="P11"/>
      <text:p text:style-name="P11">Time: 9.68s</text:p>
      <text:p text:style-name="P11"/>
      <text:p text:style-name="P11">Resumptions: 8385049</text:p>
      <text:p text:style-name="P11">Entailments: 240213</text:p>
      <text:p text:style-name="P11">Prunings: 4505543</text:p>
      <text:p text:style-name="P11">Backtracks: 938</text:p>
      <text:p text:style-name="P11">Constraints created: 99902</text:p>
      <text:p text:style-name="P11"/>
      <text:p text:style-name="P11">Time: 9.08s</text:p>
      <text:p text:style-name="P11"/>
      <text:p text:style-name="P11">Resumptions: 6892997</text:p>
      <text:p text:style-name="P11">Entailments: 125457</text:p>
      <text:p text:style-name="P11">Prunings: 3634927</text:p>
      <text:p text:style-name="P11">Backtracks: 126</text:p>
      <text:p text:style-name="P11">Constraints created: 99800</text:p>
      <text:p text:style-name="P11"/>
      <text:p text:style-name="Subtitle">n=120</text:p>
      <text:p text:style-name="Subtitle"/>
      <text:p text:style-name="P12">Time: 7.71s</text:p>
      <text:p text:style-name="P12"/>
      <text:p text:style-name="P12">Resumptions: 13085025</text:p>
      <text:p text:style-name="P12">Entailments: 232989</text:p>
      <text:p text:style-name="P12">Prunings: 6921018</text:p>
      <text:p text:style-name="P12">Backtracks: 464</text:p>
      <text:p text:style-name="P12">Constraints created: 143882</text:p>
      <text:p text:style-name="P12"/>
      <text:p text:style-name="P12">Time: 6.92s</text:p>
      <text:p text:style-name="P12"/>
      <text:p text:style-name="P12">Resumptions: 11796392</text:p>
      <text:p text:style-name="P12">Entailments: 175750</text:p>
      <text:p text:style-name="P12">Prunings: 6164034</text:p>
      <text:p text:style-name="P12">Backtracks: 155</text:p>
      <text:p text:style-name="P12">Constraints created: 1437607.71</text:p>
      <text:p text:style-name="P12"/>
      <text:p text:style-name="Subtitle">n=140</text:p>
      <text:p text:style-name="P12"/>
      <text:p text:style-name="P12"><text:soft-page-break/></text:p>
      <text:p text:style-name="P12">Time: 23.22s</text:p>
      <text:p text:style-name="P12"/>
      <text:p text:style-name="P12">Resumptions: 20717938</text:p>
      <text:p text:style-name="P12">Entailments: 356623</text:p>
      <text:p text:style-name="P12">Prunings: 10896139</text:p>
      <text:p text:style-name="P12">Backtracks: 715</text:p>
      <text:p text:style-name="P12">Constraints created: 195862</text:p>
      <text:p text:style-name="P12"/>
      <text:p text:style-name="P12"/>
      <text:p text:style-name="P12">Time: 12.09s</text:p>
      <text:p text:style-name="P12"/>
      <text:p text:style-name="P12">Resumptions: 18411216</text:p>
      <text:p text:style-name="P12">Entailments: 236715</text:p>
      <text:p text:style-name="P12">Prunings: 9562933</text:p>
      <text:p text:style-name="P12">Backtracks: 177</text:p>
      <text:p text:style-name="P12">Constraints created: 195720</text:p>
      <text:p text:style-name="Subtitle"/>
      <text:p text:style-name="Subtitle">n =180</text:p>
      <text:p text:style-name="P12"/>
      <text:p text:style-name="P12">Time: 161.56s</text:p>
      <text:p text:style-name="P12"/>
      <text:p text:style-name="P12">Resumptions: 42910067</text:p>
      <text:p text:style-name="P12">Entailments: 518069</text:p>
      <text:p text:style-name="P12">Prunings: 22303813</text:p>
      <text:p text:style-name="P12">Backtracks: 704</text:p>
      <text:p text:style-name="P12">Constraints created: 323822</text:p>
      <text:p text:style-name="P12"/>
      <text:p text:style-name="P12"/>
      <text:p text:style-name="P12">Time: 72.07s</text:p>
      <text:p text:style-name="P12"/>
      <text:p text:style-name="P12">Resumptions: 38888925</text:p>
      <text:p text:style-name="P12">Entailments: 394994</text:p>
      <text:p text:style-name="P12">Prunings: 20042660</text:p>
      <text:p text:style-name="P12">Backtracks: 233</text:p>
      <text:p text:style-name="P12">Constraints created: 323640</text:p>
      <text:p text:style-name="Title"><text:soft-page-break/></text:p>
      <text:p text:style-name="Title">COM DOWN</text:p>
      <text:p text:style-name="Subtitle"/>
      <text:p text:style-name="Subtitle">n =8 </text:p>
      <text:p text:style-name="P11"/>
      <text:p text:style-name="P11">Time: 0.02s</text:p>
      <text:p text:style-name="P11"/>
      <text:p text:style-name="P11">Resumptions: 27595</text:p>
      <text:p text:style-name="P11">Entailments: 9203</text:p>
      <text:p text:style-name="P11">Prunings: 21562</text:p>
      <text:p text:style-name="P11">Backtracks: 187</text:p>
      <text:p text:style-name="P11">Constraints created: 634</text:p>
      <text:p text:style-name="P11"/>
      <text:p text:style-name="P11"/>
      <text:p text:style-name="P11">Time: 0.02s</text:p>
      <text:p text:style-name="P11"/>
      <text:p text:style-name="P11">Resumptions: 38992</text:p>
      <text:p text:style-name="P11">Entailments: 11009</text:p>
      <text:p text:style-name="P11">Prunings: 29445</text:p>
      <text:p text:style-name="P11">Backtracks: 239</text:p>
      <text:p text:style-name="P11">Constraints created: 624</text:p>
      <text:p text:style-name="P11"/>
      <text:p text:style-name="Subtitle">n =15</text:p>
      <text:p text:style-name="P11"/>
      <text:p text:style-name="P11">Time: 0.11s</text:p>
      <text:p text:style-name="P11"/>
      <text:p text:style-name="P11">Resumptions: 236019</text:p>
      <text:p text:style-name="P11">Entailments: 58989</text:p>
      <text:p text:style-name="P11">Prunings: 168460</text:p>
      <text:p text:style-name="P11">Backtracks: 893</text:p>
      <text:p text:style-name="P11">Constraints created: 2237</text:p>
      <text:p text:style-name="P11"/>
      <text:p text:style-name="P11">Time: 3.66s</text:p>
      <text:p text:style-name="P11"/>
      <text:p text:style-name="P11">Resumptions: 8874881</text:p>
      <text:p text:style-name="P11">Entailments: 3308250</text:p>
      <text:p text:style-name="P11">Prunings: 6881659</text:p>
      <text:p text:style-name="P11">Backtracks: 54606</text:p>
      <text:p text:style-name="P11">Constraints created: 2220</text:p>
      <text:p text:style-name="P11"/>
      <text:p text:style-name="Subtitle"><text:soft-page-break/>n =20 </text:p>
      <text:p text:style-name="P10">inf</text:p>
      <text:p text:style-name="P10"/>
      <text:p text:style-name="P10"/>
      <text:p text:style-name="Title">COM MAX</text:p>
      <text:p text:style-name="Subtitle">n= 8</text:p>
      <text:p text:style-name="P10"/>
      <text:p text:style-name="P10">Time: 0.05s</text:p>
      <text:p text:style-name="P10"/>
      <text:p text:style-name="P10">Resumptions: 27600</text:p>
      <text:p text:style-name="P10">Entailments: 9203</text:p>
      <text:p text:style-name="P10">Prunings: 21564</text:p>
      <text:p text:style-name="P10">Backtracks: 187</text:p>
      <text:p text:style-name="P10">Constraints created: 634</text:p>
      <text:p text:style-name="P10"/>
      <text:p text:style-name="P10">Time: 0.01s</text:p>
      <text:p text:style-name="P10"/>
      <text:p text:style-name="P10">Resumptions: 10834</text:p>
      <text:p text:style-name="P10">Entailments: 3100</text:p>
      <text:p text:style-name="P10">Prunings: 8163</text:p>
      <text:p text:style-name="P10">Backtracks: 49</text:p>
      <text:p text:style-name="P10">Constraints created: 624</text:p>
      <text:p text:style-name="Title"/>
      <text:p text:style-name="Title">median e ffc</text:p>
      <text:p text:style-name="Subtitle">n =8</text:p>
      <text:p text:style-name="P1">Time: 0.09s</text:p>
      <text:p text:style-name="P1"/>
      <text:p text:style-name="P1">Resumptions: 27600</text:p>
      <text:p text:style-name="P1">Entailments: 9203</text:p>
      <text:p text:style-name="P1">Prunings: 21564</text:p>
      <text:p text:style-name="P1">Backtracks: 187</text:p>
      <text:p text:style-name="P1">Constraints created: 634</text:p>
      <text:p text:style-name="P1"/>
      <text:p text:style-name="P1">Time: 0.0s</text:p>
      <text:p text:style-name="P1"/>
      <text:p text:style-name="P1">Resumptions: 6389</text:p>
      <text:p text:style-name="P1">Entailments: 856</text:p>
      <text:p text:style-name="P1">Prunings: 4531</text:p>
      <text:p text:style-name="P1"><text:soft-page-break/>Backtracks: 10</text:p>
      <text:p text:style-name="P1">Constraints created: 624</text:p>
      <text:p text:style-name="P1"/>
      <text:p text:style-name="Subtitle">n=15</text:p>
      <text:p text:style-name="P1"/>
      <text:p text:style-name="P1">Time: 0.13s</text:p>
      <text:p text:style-name="P1"/>
      <text:p text:style-name="P1">Resumptions: 236018</text:p>
      <text:p text:style-name="P1">Entailments: 58989</text:p>
      <text:p text:style-name="P1">Prunings: 168459</text:p>
      <text:p text:style-name="P1">Backtracks: 893</text:p>
      <text:p text:style-name="P1">Constraints created: 2237</text:p>
      <text:p text:style-name="P1"/>
      <text:p text:style-name="P1"/>
      <text:p text:style-name="P1">Time: 0.68s</text:p>
      <text:p text:style-name="P1"/>
      <text:p text:style-name="P1">Resumptions: 1599621</text:p>
      <text:p text:style-name="P1">Entailments: 388343</text:p>
      <text:p text:style-name="P1">Prunings: 1099286</text:p>
      <text:p text:style-name="P1">Backtracks: 4930</text:p>
      <text:p text:style-name="P1">Constraints created: 2220</text:p>
      <text:p text:style-name="P1"/>
      <text:p text:style-name="Subtitle">n =20</text:p>
      <text:p text:style-name="P1"/>
      <text:p text:style-name="P1">Time: 0.16s</text:p>
      <text:p text:style-name="P1"/>
      <text:p text:style-name="P1">Resumptions: 121498</text:p>
      <text:p text:style-name="P1">Entailments: 18623</text:p>
      <text:p text:style-name="P1">Prunings: 79352</text:p>
      <text:p text:style-name="P1">Backtracks: 235</text:p>
      <text:p text:style-name="P1">Constraints created: 3982</text:p>
      <text:p text:style-name="P1"/>
      <text:p text:style-name="P1"/>
      <text:p text:style-name="Title">com up <text:span text:style-name="T2">e step</text:span></text:p>
      <text:p text:style-name="P1"/>
      <text:p text:style-name="P1">n=8</text:p>
      <text:p text:style-name="P1"/>
      <text:p text:style-name="P1">Time: 0.04s</text:p>
      <text:p text:style-name="P1"/>
      <text:p text:style-name="P1">Resumptions: 27600</text:p>
      <text:p text:style-name="P1">Entailments: 9203</text:p>
      <text:p text:style-name="P1">Prunings: 21564</text:p>
      <text:p text:style-name="P1">Backtracks: 187</text:p>
      <text:p text:style-name="P1">Constraints created: 634</text:p>
      <text:p text:style-name="P1"><text:soft-page-break/></text:p>
      <text:p text:style-name="P1">Time: 0.0s</text:p>
      <text:p text:style-name="P1"/>
      <text:p text:style-name="P1">Resumptions: 6347</text:p>
      <text:p text:style-name="P1">Entailments: 902</text:p>
      <text:p text:style-name="P1">Prunings: 4435</text:p>
      <text:p text:style-name="P1">Backtracks: 12</text:p>
      <text:p text:style-name="P1">Constraints created: 624</text:p>
      <text:p text:style-name="P1"/>
      <text:p text:style-name="P1"/>
      <text:p text:style-name="P1">n=15</text:p>
      <text:p text:style-name="P1"/>
      <text:p text:style-name="P1">Time: 0.13s</text:p>
      <text:p text:style-name="P1"/>
      <text:p text:style-name="P1">Resumptions: 236018</text:p>
      <text:p text:style-name="P1">Entailments: 58989</text:p>
      <text:p text:style-name="P1">Prunings: 168459</text:p>
      <text:p text:style-name="P1">Backtracks: 893</text:p>
      <text:p text:style-name="P1">Constraints created: 2237</text:p>
      <text:p text:style-name="P1"/>
      <text:p text:style-name="P1">Time: 0.06s</text:p>
      <text:p text:style-name="P1"/>
      <text:p text:style-name="P1">Resumptions: 36234</text:p>
      <text:p text:style-name="P1">Entailments: 4032</text:p>
      <text:p text:style-name="P1">Prunings: 23110</text:p>
      <text:p text:style-name="P1">Backtracks: 36</text:p>
      <text:p text:style-name="P1">Constraints created: 2220</text:p>
      <text:p text:style-name="P3"/>
      <text:p text:style-name="P3"/>
      <text:p text:style-name="P3">n=20 </text:p>
      <text:p text:style-name="P2"/>
      <text:p text:style-name="P1">Time: 0.16s</text:p>
      <text:p text:style-name="P1"/>
      <text:p text:style-name="P1">Resumptions: 121500</text:p>
      <text:p text:style-name="P1">Entailments: 18623</text:p>
      <text:p text:style-name="P1">Prunings: 79354</text:p>
      <text:p text:style-name="P1">Backtracks: 235</text:p>
      <text:p text:style-name="P1">Constraints created: 3982</text:p>
      <text:p text:style-name="P1"/>
      <text:p text:style-name="P1"/>
      <text:p text:style-name="P1"/>
      <text:p text:style-name="P1"/>
      <text:p text:style-name="P1">Time: 0.08s</text:p>
      <text:p text:style-name="P1"/>
      <text:p text:style-name="P1">Resumptions: 69844</text:p>
      <text:p text:style-name="P1">Entailments: 4961</text:p>
      <text:p text:style-name="P1">Prunings: 42286</text:p>
      <text:p text:style-name="P1">Backtracks: 22</text:p>
      <text:p text:style-name="P1">Constraints created: 3960</text:p>
      <text:p text:style-name="P1"><text:soft-page-break/></text:p>
      <text:p text:style-name="P4">n =40</text:p>
      <text:p text:style-name="P4"/>
      <text:p text:style-name="P4">Time: 1.28s</text:p>
      <text:p text:style-name="P4"/>
      <text:p text:style-name="P4">Resumptions: 863100</text:p>
      <text:p text:style-name="P4">Entailments: 70713</text:p>
      <text:p text:style-name="P4">Prunings: 506834</text:p>
      <text:p text:style-name="P4">Backtracks: 698</text:p>
      <text:p text:style-name="P4">Constraints created: 15962</text:p>
      <text:p text:style-name="P4"/>
      <text:p text:style-name="P4"/>
      <text:p text:style-name="P4">Time: 0.7s</text:p>
      <text:p text:style-name="P4"/>
      <text:p text:style-name="P4">Resumptions: 498850</text:p>
      <text:p text:style-name="P4">Entailments: 21684</text:p>
      <text:p text:style-name="P4">Prunings: 280581</text:p>
      <text:p text:style-name="P4">Backtracks: 66</text:p>
      <text:p text:style-name="P4">Constraints created: 15920</text:p>
      <text:p text:style-name="P4"/>
      <text:p text:style-name="P4">n =80</text:p>
      <text:p text:style-name="P4"/>
      <text:p text:style-name="P4"/>
      <text:p text:style-name="P4"/>
      <text:p text:style-name="P4">Time: 12.6s</text:p>
      <text:p text:style-name="P4"/>
      <text:p text:style-name="P4">Resumptions: 4154891</text:p>
      <text:p text:style-name="P4">Entailments: 131523</text:p>
      <text:p text:style-name="P4">Prunings: 2261740</text:p>
      <text:p text:style-name="P4">Backtracks: 475</text:p>
      <text:p text:style-name="P4">Constraints created: 63922</text:p>
      <text:p text:style-name="P4"/>
      <text:p text:style-name="P4">Time: 4.39s</text:p>
      <text:p text:style-name="P4"/>
      <text:p text:style-name="P4">Resumptions: 3609532</text:p>
      <text:p text:style-name="P4">Entailments: 80645</text:p>
      <text:p text:style-name="P4">Prunings: 1925102</text:p>
      <text:p text:style-name="P4">Backtracks: 100</text:p>
      <text:p text:style-name="P4">Constraints created: 63840</text:p>
      <text:p text:style-name="P4"/>
      <text:p text:style-name="P4">n= 100</text:p>
      <text:p text:style-name="P4"/>
      <text:p text:style-name="P4">Time: 20.21s</text:p>
      <text:p text:style-name="P4"/>
      <text:p text:style-name="P4">Resumptions: 8385053</text:p>
      <text:p text:style-name="P4">Entailments: 240213</text:p>
      <text:p text:style-name="P4">Prunings: 4505548</text:p>
      <text:p text:style-name="P4">Backtracks: 938</text:p>
      <text:p text:style-name="P4">Constraints created: 99902</text:p>
      <text:p text:style-name="P4"><text:soft-page-break/></text:p>
      <text:p text:style-name="P4">Time: 9.04s</text:p>
      <text:p text:style-name="P4"/>
      <text:p text:style-name="P4">Resumptions: 6864154</text:p>
      <text:p text:style-name="P4">Entailments: 123678</text:p>
      <text:p text:style-name="P4">Prunings: 3617369</text:p>
      <text:p text:style-name="P4">Backtracks: 155</text:p>
      <text:p text:style-name="P4">Constraints created: 99800</text:p>
      <text:p text:style-name="P4"/>
      <text:p text:style-name="P4">n =120</text:p>
      <text:p text:style-name="P4"/>
      <text:p text:style-name="P4">Time: 14.87s</text:p>
      <text:p text:style-name="P4"/>
      <text:p text:style-name="P4">Resumptions: 13085056</text:p>
      <text:p text:style-name="P4">Entailments: 232989</text:p>
      <text:p text:style-name="P4">Prunings: 6921035</text:p>
      <text:p text:style-name="P4">Backtracks: 464</text:p>
      <text:p text:style-name="P4">Constraints created: 143882</text:p>
      <text:p text:style-name="P4"/>
      <text:p text:style-name="P4">Time: 11.64s</text:p>
      <text:p text:style-name="P4"/>
      <text:p text:style-name="P4">Resumptions: 11610503</text:p>
      <text:p text:style-name="P4">Entailments: 167245</text:p>
      <text:p text:style-name="P4">Prunings: 6058470</text:p>
      <text:p text:style-name="P4">Backtracks: 115</text:p>
      <text:p text:style-name="P4">Constraints created: 143760</text:p>
      <text:p text:style-name="P4">n =140</text:p>
      <text:p text:style-name="P4"/>
      <text:p text:style-name="P4">Time: 84.32s</text:p>
      <text:p text:style-name="P4"/>
      <text:p text:style-name="P4">Resumptions: 20717911</text:p>
      <text:p text:style-name="P4">Entailments: 356623</text:p>
      <text:p text:style-name="P4">Prunings: 10896135</text:p>
      <text:p text:style-name="P4">Backtracks: 715</text:p>
      <text:p text:style-name="P4">Constraints created: 195862</text:p>
      <text:p text:style-name="P4"/>
      <text:p text:style-name="P4">Time: 44.05s</text:p>
      <text:p text:style-name="P4"/>
      <text:p text:style-name="P4">Resumptions: 18562783</text:p>
      <text:p text:style-name="P4">Entailments: 237807</text:p>
      <text:p text:style-name="P4">Prunings: 9642021</text:p>
      <text:p text:style-name="P4">Backtracks: 170</text:p>
      <text:p text:style-name="P4">Constraints created: 195720</text:p>
      <text:p text:style-name="P4"/>
      <text:p text:style-name="P5">n =180</text:p>
      <text:p text:style-name="P5"/>
      <text:p text:style-name="P5">Time: 227.2s</text:p>
      <text:p text:style-name="P5"/>
      <text:p text:style-name="P5">Resumptions: 42910072</text:p>
      <text:p text:style-name="P5"><text:soft-page-break/>Entailments: 518069</text:p>
      <text:p text:style-name="P5">Prunings: 22303815</text:p>
      <text:p text:style-name="P5">Backtracks: 704</text:p>
      <text:p text:style-name="P5">Constraints created: 323822</text:p>
      <text:p text:style-name="P5"/>
      <text:p text:style-name="P5">Time: 70.1s</text:p>
      <text:p text:style-name="P5"/>
      <text:p text:style-name="P5">Resumptions: 38655144</text:p>
      <text:p text:style-name="P5">Entailments: 388124</text:p>
      <text:p text:style-name="P5">Prunings: 19916027</text:p>
      <text:p text:style-name="P5">Backtracks: 217</text:p>
      <text:p text:style-name="P5">Constraints created: 323640</text:p>
      <text:p text:style-name="P5"/>
      <text:p text:style-name="Title">enum e up</text:p>
      <text:p text:style-name="P5"/>
      <text:p text:style-name="P5">n =8</text:p>
      <text:p text:style-name="P5"/>
      <text:p text:style-name="P5">Time: 0.02s</text:p>
      <text:p text:style-name="P5"/>
      <text:p text:style-name="P5">Resumptions: 27596</text:p>
      <text:p text:style-name="P5">Entailments: 9203</text:p>
      <text:p text:style-name="P5">Prunings: 21565</text:p>
      <text:p text:style-name="P5">Backtracks: 187</text:p>
      <text:p text:style-name="P5">Constraints created: 634</text:p>
      <text:p text:style-name="P5"/>
      <text:p text:style-name="P5">Time: 0.0s</text:p>
      <text:p text:style-name="P5"/>
      <text:p text:style-name="P5">Resumptions: 5978</text:p>
      <text:p text:style-name="P5">Entailments: 795</text:p>
      <text:p text:style-name="P5">Prunings: 4164</text:p>
      <text:p text:style-name="P5">Backtracks: 7</text:p>
      <text:p text:style-name="P5">Constraints created: 624</text:p>
      <text:p text:style-name="P5"/>
      <text:p text:style-name="P5">n =15</text:p>
      <text:p text:style-name="P5"/>
      <text:p text:style-name="P5">Time: 0.11s</text:p>
      <text:p text:style-name="P5"/>
      <text:p text:style-name="P5">Resumptions: 236009</text:p>
      <text:p text:style-name="P5">Entailments: 58989</text:p>
      <text:p text:style-name="P5">Prunings: 168458</text:p>
      <text:p text:style-name="P5">Backtracks: 893</text:p>
      <text:p text:style-name="P5">Constraints created: 2237</text:p>
      <text:p text:style-name="P5"/>
      <text:p text:style-name="P5">Time: 0.03s</text:p>
      <text:p text:style-name="P5"/>
      <text:p text:style-name="P5">Resumptions: 30970</text:p>
      <text:p text:style-name="P5"><text:soft-page-break/>Entailments: 2758</text:p>
      <text:p text:style-name="P5">Prunings: 19523</text:p>
      <text:p text:style-name="P5">Backtracks: 16</text:p>
      <text:p text:style-name="P5">Constraints created: 2220</text:p>
      <text:p text:style-name="P5"/>
      <text:p text:style-name="P5">n =20</text:p>
      <text:p text:style-name="P5">Time: 0.09s</text:p>
      <text:p text:style-name="P5"/>
      <text:p text:style-name="P5">Resumptions: 121501</text:p>
      <text:p text:style-name="P5">Entailments: 18623</text:p>
      <text:p text:style-name="P5">Prunings: 79354</text:p>
      <text:p text:style-name="P5">Backtracks: 235</text:p>
      <text:p text:style-name="P5">Constraints created: 3982</text:p>
      <text:p text:style-name="P5"/>
      <text:p text:style-name="P5">Time: 0.06s</text:p>
      <text:p text:style-name="P5"/>
      <text:p text:style-name="P5">Resumptions: 69428</text:p>
      <text:p text:style-name="P5">Entailments: 4995</text:p>
      <text:p text:style-name="P5">Prunings: 41922</text:p>
      <text:p text:style-name="P5">Backtracks: 24</text:p>
      <text:p text:style-name="P5">Constraints created: 3960</text:p>
      <text:p text:style-name="P5"/>
      <text:p text:style-name="P5">n =40</text:p>
      <text:p text:style-name="P5"/>
      <text:p text:style-name="P5">Time: 0.47s</text:p>
      <text:p text:style-name="P5"/>
      <text:p text:style-name="P5">Resumptions: 863091</text:p>
      <text:p text:style-name="P5">Entailments: 70713</text:p>
      <text:p text:style-name="P5">Prunings: 506831</text:p>
      <text:p text:style-name="P5">Backtracks: 698</text:p>
      <text:p text:style-name="P5">Constraints created: 15962</text:p>
      <text:p text:style-name="P5"/>
      <text:p text:style-name="P5">Time: 0.36s</text:p>
      <text:p text:style-name="P5"/>
      <text:p text:style-name="P5">Resumptions: 499926</text:p>
      <text:p text:style-name="P5">Entailments: 21273</text:p>
      <text:p text:style-name="P5">Prunings: 281196</text:p>
      <text:p text:style-name="P5">Backtracks: 57</text:p>
      <text:p text:style-name="P5">Constraints created: 15920</text:p>
      <text:p text:style-name="P5"/>
      <text:p text:style-name="P5">n = 80</text:p>
      <text:p text:style-name="P5"/>
      <text:p text:style-name="P5">Time: 2.45s</text:p>
      <text:p text:style-name="P5"/>
      <text:p text:style-name="P5">Resumptions: 4154884</text:p>
      <text:p text:style-name="P5">Entailments: 131523</text:p>
      <text:p text:style-name="P5">Prunings: 2261736</text:p>
      <text:p text:style-name="P5">Backtracks: 475</text:p>
      <text:p text:style-name="P5">Constraints created: 63922</text:p>
      <text:p text:style-name="P5"><text:soft-page-break/></text:p>
      <text:p text:style-name="P5">Time: 2.28s</text:p>
      <text:p text:style-name="P5"/>
      <text:p text:style-name="P5">Resumptions: 3591637</text:p>
      <text:p text:style-name="P5">Entailments: 78195</text:p>
      <text:p text:style-name="P5">Prunings: 1913166</text:p>
      <text:p text:style-name="P5">Backtracks: 106</text:p>
      <text:p text:style-name="P5">Constraints created: 63840</text:p>
      <text:p text:style-name="P5"/>
      <text:p text:style-name="P5">n = 80</text:p>
      <text:p text:style-name="P5"/>
      <text:p text:style-name="P5"/>
      <text:p text:style-name="P5">n =100</text:p>
      <text:p text:style-name="P5"/>
      <text:p text:style-name="P5">Time: 4.81s</text:p>
      <text:p text:style-name="P5"/>
      <text:p text:style-name="P5">Resumptions: 8385042</text:p>
      <text:p text:style-name="P5">Entailments: 240213</text:p>
      <text:p text:style-name="P5">Prunings: 4505541</text:p>
      <text:p text:style-name="P5">Backtracks: 938</text:p>
      <text:p text:style-name="P5">Constraints created: 99902</text:p>
      <text:p text:style-name="P5"/>
      <text:p text:style-name="P5">Time: 4.29s</text:p>
      <text:p text:style-name="P5"/>
      <text:p text:style-name="P5">Resumptions: 6930870</text:p>
      <text:p text:style-name="P5">Entailments: 127986</text:p>
      <text:p text:style-name="P5">Prunings: 3654666</text:p>
      <text:p text:style-name="P5">Backtracks: 140</text:p>
      <text:p text:style-name="P5">Constraints created: 99800</text:p>
      <text:p text:style-name="P5"/>
      <text:p text:style-name="P5">n = 120</text:p>
      <text:p text:style-name="P5"/>
      <text:p text:style-name="P5">Time: 7.99s</text:p>
      <text:p text:style-name="P5"/>
      <text:p text:style-name="P5">Resumptions: 13085050</text:p>
      <text:p text:style-name="P5">Entailments: 232989</text:p>
      <text:p text:style-name="P5">Prunings: 6921026</text:p>
      <text:p text:style-name="P5">Backtracks: 464</text:p>
      <text:p text:style-name="P5">Constraints created: 143882</text:p>
      <text:p text:style-name="P5"/>
      <text:p text:style-name="P5">Time: 6.48s</text:p>
      <text:p text:style-name="P5"/>
      <text:p text:style-name="P5">Resumptions: 11584884</text:p>
      <text:p text:style-name="P5">Entailments: 166086</text:p>
      <text:p text:style-name="P5">Prunings: 6047185</text:p>
      <text:p text:style-name="P5">Backtracks: 121</text:p>
      <text:p text:style-name="P5">Constraints created: 143760</text:p>
      <text:p text:style-name="P5"/>
      <text:p text:style-name="P5">n = 140</text:p>
      <text:p text:style-name="P5"><text:soft-page-break/></text:p>
      <text:p text:style-name="P5">Time: 22.29s</text:p>
      <text:p text:style-name="P5"/>
      <text:p text:style-name="P5">Resumptions: 20717933</text:p>
      <text:p text:style-name="P5">Entailments: 356623</text:p>
      <text:p text:style-name="P5">Prunings: 10896136</text:p>
      <text:p text:style-name="P5">Backtracks: 715</text:p>
      <text:p text:style-name="P5">Constraints created: 195862</text:p>
      <text:p text:style-name="P5"/>
      <text:p text:style-name="P5"/>
      <text:p text:style-name="P5">Time: 11.83s</text:p>
      <text:p text:style-name="P5"/>
      <text:p text:style-name="P5">Resumptions: 18686179</text:p>
      <text:p text:style-name="P5">Entailments: 246400</text:p>
      <text:p text:style-name="P5">Prunings: 9712103</text:p>
      <text:p text:style-name="P5">Backtracks: 209</text:p>
      <text:p text:style-name="P5">Constraints created: 195720</text:p>
      <text:p text:style-name="P5"/>
      <text:p text:style-name="P6">n =180</text:p>
      <text:p text:style-name="P6"/>
      <text:p text:style-name="P6">Time: 150.54s</text:p>
      <text:p text:style-name="P6"/>
      <text:p text:style-name="P6">Resumptions: 42910045</text:p>
      <text:p text:style-name="P6">Entailments: 518069</text:p>
      <text:p text:style-name="P6">Prunings: 22303807</text:p>
      <text:p text:style-name="P6">Backtracks: 704</text:p>
      <text:p text:style-name="P6">Constraints created: 323822</text:p>
      <text:p text:style-name="P6"/>
      <text:p text:style-name="P6">Time: 71.62s</text:p>
      <text:p text:style-name="P6"/>
      <text:p text:style-name="P6">Resumptions: 38636440</text:p>
      <text:p text:style-name="P6">Entailments: 377257</text:p>
      <text:p text:style-name="P6">Prunings: 19893549</text:p>
      <text:p text:style-name="P6">Backtracks: 217</text:p>
      <text:p text:style-name="P6">Constraints created: 323640</text:p>
      <text:p text:style-name="P6"/>
      <text:p text:style-name="Title">up e bisect</text:p>
      <text:p text:style-name="Subtitle"/>
      <text:p text:style-name="Subtitle">n =8</text:p>
      <text:p text:style-name="Subtitle"/>
      <text:p text:style-name="Standard">Time: 0.02s</text:p>
      <text:p text:style-name="Standard"/>
      <text:p text:style-name="Standard">Resumptions: 30421</text:p>
      <text:p text:style-name="Standard"><text:soft-page-break/>Entailments: 9307</text:p>
      <text:p text:style-name="Standard">Prunings: 23470</text:p>
      <text:p text:style-name="Standard">Backtracks: 187</text:p>
      <text:p text:style-name="Standard">Constraints created: 1258</text:p>
      <text:p text:style-name="Standard"/>
      <text:p text:style-name="Standard">Time: 0.01s</text:p>
      <text:p text:style-name="Standard"/>
      <text:p text:style-name="Standard">Resumptions: 6790</text:p>
      <text:p text:style-name="Standard">Entailments: 886</text:p>
      <text:p text:style-name="Standard">Prunings: 4660</text:p>
      <text:p text:style-name="Standard">Backtracks: 10</text:p>
      <text:p text:style-name="Standard">Constraints created: 624</text:p>
      <text:p text:style-name="Standard"/>
      <text:p text:style-name="Subtitle">n = 15</text:p>
      <text:p text:style-name="P9"/>
      <text:p text:style-name="P9">Time: 0.11s</text:p>
      <text:p text:style-name="P9"/>
      <text:p text:style-name="P9">Resumptions: 236018</text:p>
      <text:p text:style-name="P9">Entailments: 58989</text:p>
      <text:p text:style-name="P9">Prunings: 168462</text:p>
      <text:p text:style-name="P9">Backtracks: 893</text:p>
      <text:p text:style-name="P9">Constraints created: 2237</text:p>
      <text:p text:style-name="P9"/>
      <text:p text:style-name="P9">Time: 0.03s</text:p>
      <text:p text:style-name="P9"/>
      <text:p text:style-name="P9">Resumptions: 31545</text:p>
      <text:p text:style-name="P9">Entailments: 2486</text:p>
      <text:p text:style-name="P9">Prunings: 19539</text:p>
      <text:p text:style-name="P9">Backtracks: 10</text:p>
      <text:p text:style-name="P9">Constraints created: 2220</text:p>
      <text:p text:style-name="Subtitle"/>
      <text:p text:style-name="Subtitle">n =20</text:p>
      <text:p text:style-name="P9"/>
      <text:p text:style-name="P9">Time: 0.08s</text:p>
      <text:p text:style-name="P9"/>
      <text:p text:style-name="P9">Resumptions: 121509</text:p>
      <text:p text:style-name="P9">Entailments: 18623</text:p>
      <text:p text:style-name="P9">Prunings: 79354</text:p>
      <text:p text:style-name="P9">Backtracks: 235</text:p>
      <text:p text:style-name="P9">Constraints created: 3982</text:p>
      <text:p text:style-name="P9"/>
      <text:p text:style-name="P9">Time: 0.06s</text:p>
      <text:p text:style-name="P9"/>
      <text:p text:style-name="P9">Resumptions: 72283</text:p>
      <text:p text:style-name="P9">Entailments: 4812</text:p>
      <text:p text:style-name="P9"><text:soft-page-break/>Prunings: 43308</text:p>
      <text:p text:style-name="P9">Backtracks: 18</text:p>
      <text:p text:style-name="P9">Constraints created: 3960</text:p>
      <text:p text:style-name="P9"/>
      <text:p text:style-name="Subtitle">n =40</text:p>
      <text:p text:style-name="P9">Time: 0.47s</text:p>
      <text:p text:style-name="P9"/>
      <text:p text:style-name="P9">Resumptions: 863104</text:p>
      <text:p text:style-name="P9">Entailments: 70713</text:p>
      <text:p text:style-name="P9">Prunings: 506834</text:p>
      <text:p text:style-name="P9">Backtracks: 698</text:p>
      <text:p text:style-name="P9">Constraints created: 15962</text:p>
      <text:p text:style-name="P9"/>
      <text:p text:style-name="P9">Time: 0.37s</text:p>
      <text:p text:style-name="P9"/>
      <text:p text:style-name="P9">Resumptions: 505811</text:p>
      <text:p text:style-name="P9">Entailments: 19727</text:p>
      <text:p text:style-name="P9">Prunings: 281096</text:p>
      <text:p text:style-name="P9">Backtracks: 53</text:p>
      <text:p text:style-name="P9">Constraints created: 15920</text:p>
      <text:p text:style-name="P9"/>
      <text:p text:style-name="Subtitle">n =80</text:p>
      <text:p text:style-name="P9"/>
      <text:p text:style-name="P9">Time: 2.61s</text:p>
      <text:p text:style-name="P9"/>
      <text:p text:style-name="P9">Resumptions: 4154893</text:p>
      <text:p text:style-name="P9">Entailments: 131523</text:p>
      <text:p text:style-name="P9">Prunings: 2261735</text:p>
      <text:p text:style-name="P9">Backtracks: 475</text:p>
      <text:p text:style-name="P9">Constraints created: 63922</text:p>
      <text:p text:style-name="P9"/>
      <text:p text:style-name="P9">Time: 2.4s</text:p>
      <text:p text:style-name="P9"/>
      <text:p text:style-name="P9">Resumptions: 3626319</text:p>
      <text:p text:style-name="P9">Entailments: 74465</text:p>
      <text:p text:style-name="P9">Prunings: 1924106</text:p>
      <text:p text:style-name="P9">Backtracks: 78</text:p>
      <text:p text:style-name="P9">Constraints created: 63840</text:p>
      <text:p text:style-name="P9"/>
      <text:p text:style-name="Subtitle">n =100</text:p>
      <text:p text:style-name="P9"/>
      <text:p text:style-name="P9">Time: 4.86s</text:p>
      <text:p text:style-name="P9"/>
      <text:p text:style-name="P9">Resumptions: 8385061</text:p>
      <text:p text:style-name="P9">Entailments: 240213</text:p>
      <text:p text:style-name="P9"><text:soft-page-break/>Prunings: 4505548</text:p>
      <text:p text:style-name="P9">Backtracks: 938</text:p>
      <text:p text:style-name="P9">Constraints created: 99902</text:p>
      <text:p text:style-name="P9"/>
      <text:p text:style-name="P9"/>
      <text:p text:style-name="P9">Time: 4.1s</text:p>
      <text:p text:style-name="P9"/>
      <text:p text:style-name="P9">Resumptions: 7061549</text:p>
      <text:p text:style-name="P9">Entailments: 116950</text:p>
      <text:p text:style-name="P9">Prunings: 3706283</text:p>
      <text:p text:style-name="P9">Backtracks: 100</text:p>
      <text:p text:style-name="P9">Constraints created: 99800</text:p>
      <text:p text:style-name="P9"/>
      <text:p text:style-name="Subtitle">n =120</text:p>
      <text:p text:style-name="P9"/>
      <text:p text:style-name="P9">Time: 7.62s</text:p>
      <text:p text:style-name="P9"/>
      <text:p text:style-name="P9">Resumptions: 13085032</text:p>
      <text:p text:style-name="P9">Entailments: 232989</text:p>
      <text:p text:style-name="P9">Prunings: 6921025</text:p>
      <text:p text:style-name="P9">Backtracks: 464</text:p>
      <text:p text:style-name="P9">Constraints created: 143882clo</text:p>
      <text:p text:style-name="P9"/>
      <text:p text:style-name="P9">Time: 6.94s</text:p>
      <text:p text:style-name="P9"/>
      <text:p text:style-name="P9">Resumptions: 11919839</text:p>
      <text:p text:style-name="P9">Entailments: 169301</text:p>
      <text:p text:style-name="P9">Prunings: 6216571</text:p>
      <text:p text:style-name="P9">Backtracks: 114</text:p>
      <text:p text:style-name="P9">Constraints created: 143760</text:p>
      <text:p text:style-name="Subtitle"/>
      <text:p text:style-name="Subtitle">n =140</text:p>
      <text:p text:style-name="Subtitle"/>
      <text:p text:style-name="P9">Time: 23.11s</text:p>
      <text:p text:style-name="P9"/>
      <text:p text:style-name="P9">Resumptions: 20717930</text:p>
      <text:p text:style-name="P9">Entailments: 356623</text:p>
      <text:p text:style-name="P9">Prunings: 10896142</text:p>
      <text:p text:style-name="P9">Backtracks: 715</text:p>
      <text:p text:style-name="P9">Constraints created: 195862</text:p>
      <text:p text:style-name="P9"/>
      <text:p text:style-name="P9">Time: 12.65s</text:p>
      <text:p text:style-name="P9"/>
      <text:p text:style-name="P9">Resumptions: 18888069</text:p>
      <text:p text:style-name="P9"><text:soft-page-break/>Entailments: 234763</text:p>
      <text:p text:style-name="P9">Prunings: 9796554</text:p>
      <text:p text:style-name="P9">Backtracks: 149</text:p>
      <text:p text:style-name="P9">Constraints created: 195720</text:p>
      <text:p text:style-name="P9"/>
      <text:p text:style-name="P9"><text:s/>n =180</text:p>
      <text:p text:style-name="P9"/>
      <text:p text:style-name="P9">Time: 156.97s</text:p>
      <text:p text:style-name="P9"/>
      <text:p text:style-name="P9">Resumptions: 42910066</text:p>
      <text:p text:style-name="P9">Entailments: 518069</text:p>
      <text:p text:style-name="P9">Prunings: 22303810</text:p>
      <text:p text:style-name="P9">Backtracks: 704</text:p>
      <text:p text:style-name="P9">Constraints created: 323822</text:p>
      <text:p text:style-name="P9"/>
      <text:p text:style-name="P9"/>
      <text:p text:style-name="P9">Time: 111.15s</text:p>
      <text:p text:style-name="P9"/>
      <text:p text:style-name="P9">Resumptions: 39358268</text:p>
      <text:p text:style-name="P9">Entailments: 374546</text:p>
      <text:p text:style-name="P9">Prunings: 20249259</text:p>
      <text:p text:style-name="P9">Backtracks: 166</text:p>
      <text:p text:style-name="P9">Constraints created: 3236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9fb63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8:42:50.804781178</meta:creation-date>
    <dc:date>2020-01-04T23:46:40.882636334</dc:date>
    <meta:editing-duration>PT1H46M46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51" meta:paragraph-count="1559" meta:word-count="3365" meta:character-count="26574" meta:non-whitespace-character-count="24757"/>
  </office:meta>
</office:document-meta>
</file>